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21.1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textarea-horizontal-align="center" draw:textarea-vertical-align="middle" draw:auto-grow-height="false" fo:min-height="15.007cm" fo:min-width="24.899cm" fo:padding-top="0.177cm" fo:padding-bottom="0.177cm" fo:padding-left="0.302cm" fo:padding-right="0.302cm"/>
    </style:style>
    <style:style style:name="gr4" style:family="graphic">
      <style:graphic-properties draw:stroke="none" svg:stroke-width="0.106cm" svg:stroke-color="#000000" draw:marker-start-width="0.358cm" draw:marker-end-width="0.358cm" draw:fill="none" draw:fill-color="#ffffff" draw:textarea-horizontal-align="center" draw:textarea-vertical-align="middle" draw:auto-grow-height="false" fo:min-height="14.903cm" fo:min-width="24.795cm" fo:padding-top="0.177cm" fo:padding-bottom="0.177cm" fo:padding-left="0.302cm" fo:padding-right="0.3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6" style:family="graphic" style:parent-style-name="objectwithoutfill">
      <style:graphic-properties draw:stroke="solid" svg:stroke-width="0.053cm" svg:stroke-color="#000080" draw:marker-start-width="0.279cm" draw:marker-end="Arrow" draw:marker-end-width="0.379cm" draw:fill="none" draw:fill-color="#000080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7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9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7.55cm"/>
    </style:style>
    <style:style style:name="gr11" style:family="graphic" style:parent-style-name="objectwithoutfill">
      <style:graphic-properties svg:stroke-width="0.212cm" svg:stroke-color="#000080" draw:marker-start-width="0.517cm" draw:marker-end="Symmetric_20_Arrow" draw:marker-end-width="0.617cm" draw:fill="none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211cm"/>
    </style:style>
    <style:style style:name="gr13" style:family="graphic" style:parent-style-name="standard">
      <style:graphic-properties draw:fill-color="#e6e6ff" draw:textarea-horizontal-align="justify" draw:textarea-vertical-align="middle" draw:auto-grow-height="false" fo:min-height="4.75cm" fo:min-width="7.5cm"/>
    </style:style>
    <style:style style:name="gr14" style:family="graphic" style:parent-style-name="standard">
      <style:graphic-properties draw:fill-color="#e6e6ff" draw:textarea-horizontal-align="justify" draw:textarea-vertical-align="middle" draw:auto-grow-height="false" fo:min-height="5.75cm" fo:min-width="5.9cm"/>
    </style:style>
    <style:style style:name="gr15" style:family="graphic" style:parent-style-name="standard">
      <style:graphic-properties draw:fill-color="#ffffff" draw:textarea-horizontal-align="center" draw:textarea-vertical-align="middle" draw:auto-grow-height="false" fo:min-height="8.95cm" fo:min-width="8.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gr17" style:family="graphic" style:parent-style-name="standard">
      <style:graphic-properties draw:fill-color="#e6e6ff" draw:textarea-horizontal-align="justify" draw:textarea-vertical-align="top" draw:auto-grow-height="false" fo:min-height="10.75cm" fo:min-width="9.9cm"/>
    </style:style>
    <style:style style:name="gr18" style:family="graphic" style:parent-style-name="standard">
      <style:graphic-properties draw:fill-color="#ffffff" draw:textarea-horizontal-align="left" draw:textarea-vertical-align="middle" draw:auto-grow-height="false" fo:min-height="7.75cm" fo:min-width="6.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94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569cm"/>
    </style:style>
    <style:style style:name="gr22" style:family="graphic" style:parent-style-name="objectwithoutfill">
      <style:graphic-properties svg:stroke-width="0.212cm" svg:stroke-color="#000080" draw:marker-start="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23" style:family="graphic" style:parent-style-name="standard">
      <style:graphic-properties draw:fill-color="#b4b4ff" draw:textarea-horizontal-align="justify" draw:textarea-vertical-align="middle" draw:auto-grow-height="false" fo:min-height="3.75cm" fo:min-width="3.551cm"/>
    </style:style>
    <style:style style:name="gr24" style:family="graphic">
      <style:graphic-properties draw:fill="solid" draw:fill-color="#c8c8ff" draw:textarea-horizontal-align="justify" draw:textarea-vertical-align="middle" draw:auto-grow-height="false" fo:min-height="3.75cm" fo:min-width="9.1cm" fo:wrap-option="wrap"/>
    </style:style>
    <style:style style:name="gr2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6" style:family="graphic" style:parent-style-name="objectwithoutfill">
      <style:graphic-properties svg:stroke-width="0.106cm" svg:stroke-color="#000080" draw:marker-start-width="0.358cm" draw:marker-end="Arrow" draw:marker-end-width="0.458cm" draw:fill="none" draw:fill-color="#000080" draw:textarea-vertical-align="middle" fo:padding-top="0.177cm" fo:padding-bottom="0.177cm" fo:padding-left="0.302cm" fo:padding-right="0.302cm"/>
    </style:style>
    <style:style style:name="gr27" style:family="graphic" style:parent-style-name="objectwithoutfill">
      <style:graphic-properties draw:stroke="dash" draw:stroke-dash="Fine_20_Dashed" svg:stroke-width="0.106cm" svg:stroke-color="#000080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28" style:family="graphic">
      <style:graphic-properties draw:fill="solid" draw:fill-color="#e6e6ff" draw:textarea-horizontal-align="justify" draw:textarea-vertical-align="top" draw:auto-grow-height="false" fo:min-height="16.007cm" fo:min-width="12.9cm"/>
    </style:style>
    <style:style style:name="gr29" style:family="graphic">
      <style:graphic-properties draw:fill="solid" draw:fill-color="#c8c8ff" draw:textarea-horizontal-align="justify" draw:textarea-vertical-align="middle" draw:auto-grow-height="false" fo:min-height="3.95cm" fo:min-width="9.1cm" fo:wrap-option="wrap"/>
    </style:style>
    <style:style style:name="gr30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491cm" fo:min-width="0cm"/>
    </style:style>
    <style:style style:name="gr31" style:family="graphic">
      <style:graphic-properties draw:fill-color="#ffffff" draw:textarea-horizontal-align="center" draw:textarea-vertical-align="middle" draw:auto-grow-height="false" fo:min-height="3.35cm" fo:min-width="4.5cm"/>
    </style:style>
    <style:style style:name="gr32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475cm" fo:min-width="0cm"/>
    </style:style>
    <style:style style:name="gr33" style:family="graphic" style:parent-style-name="standard">
      <style:graphic-properties draw:fill="solid" draw:fill-color="#c8c8ff" draw:textarea-horizontal-align="justify" draw:textarea-vertical-align="middle" draw:auto-grow-height="false" fo:min-height="3.75cm" fo:min-width="9.1cm" fo:wrap-option="wrap"/>
    </style:style>
    <style:style style:name="gr34" style:family="graphic" style:parent-style-name="objectwithoutfill">
      <style:graphic-properties draw:stroke="dash" draw:stroke-dash="Fine_20_Dashed" svg:stroke-width="0.106cm" svg:stroke-color="#000080" draw:marker-start="" draw:marker-start-width="0.358cm" draw:marker-end="Arrow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35" style:family="graphic" style:parent-style-name="objectwithoutfill">
      <style:graphic-properties svg:stroke-width="0.106cm" svg:stroke-color="#000080" draw:marker-start-width="0.358cm" draw:marker-end="" draw:marker-end-width="0.458cm" draw:fill="none" draw:fill-color="#000080" draw:textarea-vertical-align="middle" fo:padding-top="0.177cm" fo:padding-bottom="0.177cm" fo:padding-left="0.302cm" fo:padding-right="0.302cm"/>
    </style:style>
    <style:style style:name="gr36" style:family="graphic" style:parent-style-name="objectwithoutfill">
      <style:graphic-properties draw:stroke="dash" draw:stroke-dash="Fine_20_Dashed" svg:stroke-width="0.106cm" svg:stroke-color="#000080" draw:marker-start="Arrow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3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458cm" fo:min-width="0cm"/>
    </style:style>
    <style:style style:name="gr38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.15cm" fo:min-width="0cm"/>
    </style:style>
    <style:style style:name="gr39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0.85cm" fo:min-width="0cm"/>
    </style:style>
    <style:style style:name="gr40" style:family="graphic" style:parent-style-name="objectwithoutfill">
      <style:graphic-properties draw:stroke="dash" draw:stroke-dash="Fine_20_Dashed" svg:stroke-width="0.106cm" svg:stroke-color="#000080" draw:marker-start="Arrow" draw:marker-start-width="0.358cm" draw:marker-end="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41" style:family="graphic" style:parent-style-name="objectwithoutfill">
      <style:graphic-properties draw:stroke="dash" draw:stroke-dash="Fine_20_Dashed" svg:stroke-width="0.106cm" svg:stroke-color="#000080" draw:marker-start="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42" style:family="graphic" style:parent-style-name="standard">
      <style:graphic-properties draw:fill="solid" draw:fill-color="#e6e6ff" draw:textarea-horizontal-align="justify" draw:textarea-vertical-align="top" draw:auto-grow-height="false" fo:min-height="16.007cm" fo:min-width="13.7cm"/>
    </style:style>
    <style:style style:name="gr43" style:family="graphic" style:parent-style-name="standard">
      <style:graphic-properties draw:fill="solid" draw:fill-color="#c8c8ff" draw:textarea-horizontal-align="justify" draw:textarea-vertical-align="middle" draw:auto-grow-height="false" fo:min-height="3.75cm" fo:min-width="10.8cm" fo:wrap-option="wrap"/>
    </style:style>
    <style:style style:name="gr44" style:family="graphic" style:parent-style-name="objectwithoutfill">
      <style:graphic-properties svg:stroke-width="0.106cm" svg:stroke-color="#008000" draw:marker-start-width="0.358cm" draw:marker-end="Arrow" draw:marker-end-width="0.458cm" draw:fill="none" draw:fill-color="#000080" draw:textarea-vertical-align="middle" fo:padding-top="0.177cm" fo:padding-bottom="0.177cm" fo:padding-left="0.302cm" fo:padding-right="0.302cm"/>
    </style:style>
    <style:style style:name="gr45" style:family="graphic" style:parent-style-name="objectwithoutfill">
      <style:graphic-properties draw:stroke="solid" draw:stroke-dash="Fine_20_Dashed" svg:stroke-width="0.106cm" svg:stroke-color="#000080" draw:marker-start="Arrow" draw:marker-start-width="0.358cm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46" style:family="graphic" style:parent-style-name="objectwithoutfill">
      <style:graphic-properties draw:stroke="solid" draw:stroke-dash="Fine_20_Dashed" svg:stroke-width="0.106cm" svg:stroke-color="#000080" draw:marker-start="" draw:marker-start-width="0.358cm" draw:marker-end="Arrow" draw:marker-end-width="0.358cm" svg:stroke-opacity="95%" draw:fill="none" draw:fill-color="#000080" draw:textarea-vertical-align="middle" fo:padding-top="0.177cm" fo:padding-bottom="0.177cm" fo:padding-left="0.302cm" fo:padding-right="0.302cm"/>
    </style:style>
    <style:style style:name="gr47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957cm" fo:min-width="0cm"/>
    </style:style>
    <style:style style:name="gr48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1.957cm" fo:min-width="0cm"/>
    </style:style>
    <style:style style:name="gr49" style:family="graphic" style:parent-style-name="objectwithoutfill">
      <style:graphic-properties svg:stroke-width="0.106cm" svg:stroke-color="#ff0000" draw:marker-start="Arrow" draw:marker-start-width="0.358cm" draw:marker-end="" draw:marker-end-width="0.458cm" draw:fill="none" draw:fill-color="#000080" draw:textarea-vertical-align="middle" fo:padding-top="0.177cm" fo:padding-bottom="0.177cm" fo:padding-left="0.302cm" fo:padding-right="0.302cm"/>
    </style:style>
    <style:style style:name="gr50" style:family="graphic" style:parent-style-name="standard">
      <style:graphic-properties draw:fill="solid" draw:fill-color="#c8c8ff" draw:textarea-horizontal-align="center" draw:textarea-vertical-align="middle" draw:auto-grow-height="false" fo:min-height="4.75cm" fo:min-width="3.591cm" fo:wrap-option="wrap"/>
    </style:style>
    <style:style style:name="gr51" style:family="graphic" style:parent-style-name="standard">
      <style:graphic-properties draw:fill="solid" draw:fill-color="#c8c8ff" draw:textarea-horizontal-align="justify" draw:textarea-vertical-align="middle" draw:auto-grow-height="false" fo:min-height="4.75cm" fo:min-width="3.4cm" fo:wrap-option="wrap"/>
    </style:style>
    <style:style style:name="gr52" style:family="graphic" style:parent-style-name="objectwithoutfill">
      <style:graphic-properties draw:stroke="dash" draw:stroke-dash="Fine_20_Dashed" svg:stroke-width="0.106cm" svg:stroke-color="#000080" draw:marker-start="" draw:marker-start-width="0.358cm" draw:marker-end="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1.35cm" fo:min-width="0cm"/>
    </style:style>
    <style:style style:name="gr54" style:family="graphic" style:parent-style-name="objectwithoutfill">
      <style:graphic-properties draw:stroke="dash" draw:stroke-dash="Fine_20_Dashed" svg:stroke-width="0.106cm" svg:stroke-color="#000080" draw:marker-start="Arrow" draw:marker-start-width="0.358cm" draw:marker-end="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55" style:family="graphic" style:parent-style-name="standard">
      <style:graphic-properties svg:stroke-color="#0000ff" draw:fill-color="#ffffff" draw:textarea-horizontal-align="left" draw:textarea-vertical-align="middle" draw:auto-grow-height="false" fo:min-height="5.15cm" fo:min-width="4.9cm"/>
    </style:style>
    <style:style style:name="gr56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1.521cm" fo:min-width="0cm"/>
    </style:style>
    <style:style style:name="gr57" style:family="graphic">
      <style:graphic-properties draw:fill="solid" draw:fill-color="#e6e6ff" draw:textarea-horizontal-align="justify" draw:textarea-vertical-align="top" draw:auto-grow-height="false" fo:min-height="16.007cm" fo:min-width="13.7cm"/>
    </style:style>
    <style:style style:name="gr58" style:family="graphic">
      <style:graphic-properties draw:fill="solid" draw:fill-color="#c8c8ff" draw:textarea-horizontal-align="justify" draw:textarea-vertical-align="middle" draw:auto-grow-height="false" fo:min-height="3.75cm" fo:min-width="10.8cm" fo:wrap-option="wrap"/>
    </style:style>
    <style:style style:name="gr59" style:family="graphic">
      <style:graphic-properties svg:stroke-color="#0000ff" draw:fill-color="#ffffff" draw:textarea-horizontal-align="left" draw:textarea-vertical-align="middle" draw:auto-grow-height="false" fo:min-height="5.15cm" fo:min-width="4.9cm"/>
    </style:style>
    <style:style style:name="gr60" style:family="graphic" style:parent-style-name="objectwithoutfill">
      <style:graphic-properties draw:stroke="solid" draw:stroke-dash="Fine_20_Dashed" svg:stroke-width="0.106cm" svg:stroke-color="#008000" draw:marker-start="" draw:marker-start-width="0.358cm" draw:marker-end="Arrow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61" style:family="graphic" style:parent-style-name="objectwithoutfill">
      <style:graphic-properties draw:stroke="solid" draw:stroke-dash="Ultrafine_20_Dashed" svg:stroke-width="0.106cm" svg:stroke-color="#0000ff" draw:marker-start="" draw:marker-start-width="0.358cm" draw:marker-end="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62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textarea-vertical-align="middle" draw:auto-grow-height="true" draw:auto-grow-width="false" fo:min-height="1.305cm" fo:min-width="0cm"/>
    </style:style>
    <style:style style:name="gr63" style:family="graphic" style:parent-style-name="objectwithoutfill">
      <style:graphic-properties draw:stroke="solid" draw:stroke-dash="Ultrafine_20_Dashed" svg:stroke-width="0.106cm" svg:stroke-color="#0000ff" draw:marker-start="" draw:marker-start-width="0.358cm" draw:marker-end="Arrow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64" style:family="graphic">
      <style:graphic-properties draw:fill="solid" draw:fill-color="#c8c8ff" draw:textarea-horizontal-align="center" draw:textarea-vertical-align="middle" draw:auto-grow-height="false" fo:min-height="4.75cm" fo:min-width="3.591cm" fo:wrap-option="wrap"/>
    </style:style>
    <style:style style:name="gr65" style:family="graphic">
      <style:graphic-properties draw:fill="solid" draw:fill-color="#c8c8ff" draw:textarea-horizontal-align="justify" draw:textarea-vertical-align="middle" draw:auto-grow-height="false" fo:min-height="4.75cm" fo:min-width="3.4cm" fo:wrap-option="wrap"/>
    </style:style>
    <style:style style:name="gr66" style:family="graphic">
      <style:graphic-properties svg:stroke-color="#ff0000" draw:fill-color="#ffffff" draw:textarea-horizontal-align="left" draw:textarea-vertical-align="middle" draw:auto-grow-height="false" fo:min-height="5.35cm" fo:min-width="5.5cm"/>
    </style:style>
    <style:style style:name="gr67" style:family="graphic" style:parent-style-name="standard">
      <style:graphic-properties draw:stroke="none" svg:stroke-color="#000000" draw:fill="none" draw:fill-color="#ffffff" draw:fill-image-width="0cm" draw:fill-image-height="0cm" draw:textarea-horizontal-align="center" draw:auto-grow-height="true" draw:auto-grow-width="false" fo:min-height="2.121cm" fo:min-width="0cm"/>
    </style:style>
    <style:style style:name="gr68" style:family="graphic" style:parent-style-name="objectwithoutfill">
      <style:graphic-properties draw:stroke="none" draw:stroke-dash="Ultrafine_20_Dashed" svg:stroke-width="0.106cm" svg:stroke-color="#ff0000" draw:marker-start="" draw:marker-start-width="0.358cm" draw:marker-end="Arrow" draw:marker-end-width="0.358cm" svg:stroke-opacity="100%" draw:fill="none" draw:fill-color="#000080" draw:textarea-vertical-align="middle" fo:padding-top="0.177cm" fo:padding-bottom="0.177cm" fo:padding-left="0.302cm" fo:padding-right="0.302cm"/>
    </style:style>
    <style:style style:name="gr69" style:family="graphic" style:parent-style-name="objectwithoutfill">
      <style:graphic-properties svg:stroke-width="0.106cm" svg:stroke-color="#ff0000" draw:marker-start="" draw:marker-start-width="0.358cm" draw:marker-end="Arrow" draw:marker-end-width="0.458cm" draw:fill="none" draw:fill-color="#000080" draw:textarea-vertical-align="middle" fo:padding-top="0.177cm" fo:padding-bottom="0.177cm" fo:padding-left="0.302cm" fo:padding-right="0.302cm"/>
    </style:style>
    <style:style style:name="pr1" style:family="presentation" style:parent-style-name="Default-subtitle">
      <style:graphic-properties draw:fill-color="#ffffff" fo:min-height="21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co1" style:family="table-column">
      <style:table-column-properties style:column-width="4.922cm" style:use-optimal-column-width="false"/>
    </style:style>
    <style:style style:name="co2" style:family="table-column">
      <style:table-column-properties style:column-width="4.276cm" style:use-optimal-column-width="false"/>
    </style:style>
    <style:style style:name="co3" style:family="table-column">
      <style:table-column-properties style:column-width="2.1cm" style:use-optimal-column-width="false"/>
    </style:style>
    <style:style style:name="co4" style:family="table-column">
      <style:table-column-properties style:column-width="2.5cm" style:use-optimal-column-width="false"/>
    </style:style>
    <style:style style:name="ro1" style:family="table-row">
      <style:table-row-properties style:row-height="1.328cm"/>
    </style:style>
    <style:style style:name="ro2" style:family="table-row">
      <style:table-row-properties style:row-height="0.974cm"/>
    </style:style>
    <style:style style:name="ro3" style:family="table-row">
      <style:table-row-properties style:row-height="1.064cm"/>
    </style:style>
    <style:style style:name="ro4" style:family="table-row">
      <style:table-row-properties style:row-height="1.036cm"/>
    </style:style>
    <style:style style:name="ro5" style:family="table-row">
      <style:table-row-properties style:row-height="0.976cm"/>
    </style:style>
    <style:style style:name="ro6" style:family="table-row">
      <style:table-row-properties style:row-height="0.79cm"/>
    </style:style>
    <style:style style:name="ce1" style:family="table-cell">
      <style:graphic-properties draw:fill="solid" draw:fill-color="#e6e6ff" style:repeat="repeat"/>
      <style:paragraph-properties fo:text-align="center" fo:border="0.57pt solid #000080"/>
      <style:text-properties style:font-name="Bitstream Vera Sans Mono" fo:font-size="26pt" fo:font-weight="bold" style:font-size-asian="26pt" style:font-weight-asian="bold" style:font-size-complex="26pt" style:font-weight-complex="bold"/>
    </style:style>
    <style:style style:name="ce2" style:family="table-cell">
      <style:graphic-properties style:repeat="repeat"/>
      <style:paragraph-properties fo:text-align="center" fo:border-left="0.57pt solid #000080" fo:border-right="0.57pt solid #000080" fo:border-top="none" fo:border-bottom="0.57pt solid #000080"/>
      <style:text-properties style:font-name="Bitstream Vera Sans Mono" fo:font-size="26pt" style:font-size-asian="26pt" style:font-size-complex="26pt"/>
    </style:style>
    <style:style style:name="ce3" style:family="table-cell">
      <style:graphic-properties style:repeat="repeat"/>
      <style:paragraph-properties fo:text-align="center" fo:border="0.57pt solid #000080"/>
      <style:text-properties style:font-name="Bitstream Vera Sans Mono" fo:font-size="26pt" style:font-size-asian="26pt" style:font-size-complex="26pt"/>
    </style:style>
    <style:style style:name="ce4" style:family="table-cell">
      <style:graphic-properties draw:fill="solid" draw:fill-color="#e6e6ff" style:repeat="repeat"/>
      <style:paragraph-properties fo:text-align="center" fo:border="0.57pt solid #000080"/>
      <style:text-properties style:font-name="Bitstream Vera Sans Mono" fo:font-size="13pt" fo:font-weight="normal" style:font-size-asian="13pt" style:font-weight-asian="normal" style:font-size-complex="13pt" style:font-weight-complex="normal"/>
    </style:style>
    <style:style style:name="ce5" style:family="table-cell">
      <style:graphic-properties style:repeat="repeat"/>
      <style:paragraph-properties fo:text-align="center" fo:border-left="0.57pt solid #000080" fo:border-right="0.57pt solid #000080" fo:border-top="none" fo:border-bottom="0.57pt solid #000080"/>
      <style:text-properties style:font-name="Bitstream Vera Sans Mono" fo:font-size="13pt" fo:font-weight="normal" style:font-size-asian="13pt" style:font-weight-asian="normal" style:font-size-complex="13pt" style:font-weight-complex="normal"/>
    </style:style>
    <style:style style:name="ce6" style:family="table-cell">
      <style:graphic-properties style:repeat="repeat"/>
      <style:paragraph-properties fo:text-align="center" fo:border="0.57pt solid #000080"/>
      <style:text-properties style:font-name="Bitstream Vera Sans Mono" fo:font-size="13pt" fo:font-weight="normal" style:font-size-asian="13pt" style:font-weight-asian="normal" style:font-size-complex="13pt" style:font-weight-complex="normal"/>
    </style:style>
    <style:style style:name="P1" style:family="paragraph">
      <style:text-properties style:font-name="Bitstream Vera Serif" fo:font-size="40pt" style:font-size-asian="40pt" style:font-size-complex="40pt"/>
    </style:style>
    <style:style style:name="P2" style:family="paragraph">
      <style:text-properties style:font-name="Bitstream Vera Serif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start"/>
      <style:text-properties style:font-name="Bitstream Vera Serif" fo:font-size="26pt" style:font-size-asian="26pt" style:font-size-complex="26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start"/>
      <style:text-properties fo:color="#000000" style:font-name="Bitstream Vera Sans Mono" fo:font-size="32pt" style:font-size-asian="32pt" style:font-size-complex="32pt"/>
    </style:style>
    <style:style style:name="P7" style:family="paragraph">
      <style:text-properties fo:color="#000080"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paragraph-properties fo:text-align="center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13" style:family="paragraph">
      <style:paragraph-properties fo:text-align="center"/>
      <style:text-properties fo:font-size="20pt" style:font-size-asian="20pt" style:font-size-complex="20pt"/>
    </style:style>
    <style:style style:name="P14" style:family="paragraph">
      <style:paragraph-properties fo:text-align="center"/>
      <style:text-properties fo:color="#000000" style:font-name="DejaVu Serif1" fo:font-size="26pt" fo:font-weight="normal" style:font-size-asian="26pt" style:font-weight-asian="normal" style:font-size-complex="26pt" style:font-weight-complex="normal"/>
    </style:style>
    <style:style style:name="P15" style:family="paragraph">
      <style:paragraph-properties fo:text-align="start"/>
      <style:text-properties fo:color="#000000" style:font-name="Bitstream Vera Sans Mono" fo:font-size="24pt" style:font-size-asian="24pt" style:font-size-complex="24pt"/>
    </style:style>
    <style:style style:name="P16" style:family="paragraph">
      <style:paragraph-properties fo:text-align="center"/>
      <style:text-properties style:font-name="Bitstream Vera Sans Mono" fo:font-size="26pt" style:font-size-asian="26pt" style:font-size-complex="26pt"/>
    </style:style>
    <style:style style:name="P17" style:family="paragraph">
      <style:paragraph-properties fo:text-align="start"/>
      <style:text-properties fo:color="#000000" style:font-name="Bitstream Vera Sans Mono" fo:font-size="20pt" style:font-size-asian="20pt" style:font-size-complex="20pt"/>
    </style:style>
    <style:style style:name="P18" style:family="paragraph">
      <style:paragraph-properties fo:text-align="center"/>
      <style:text-properties fo:color="#000000" style:font-name="Bitstream Vera Sans Mono" fo:font-size="20pt" style:font-size-asian="20pt" style:font-size-complex="20pt"/>
    </style:style>
    <style:style style:name="P19" style:family="paragraph">
      <style:paragraph-properties fo:text-align="center"/>
      <style:text-properties fo:color="#000000"/>
    </style:style>
    <style:style style:name="P20" style:family="paragraph">
      <style:paragraph-properties fo:text-align="center"/>
      <style:text-properties fo:color="#000000" style:font-name="DejaVu Serif1" fo:font-size="22pt" style:font-size-asian="22pt" style:font-size-complex="22pt"/>
    </style:style>
    <style:style style:name="P21" style:family="paragraph">
      <style:text-properties fo:font-size="20pt"/>
    </style:style>
    <style:style style:name="P2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3" style:family="paragraph">
      <style:paragraph-properties fo:text-align="center"/>
      <style:text-properties fo:color="#000080"/>
    </style:style>
    <style:style style:name="P24" style:family="paragraph">
      <style:paragraph-properties fo:text-align="center"/>
      <style:text-properties fo:color="#000080" fo:font-size="18pt"/>
    </style:style>
    <style:style style:name="P25" style:family="paragraph">
      <style:paragraph-properties fo:text-align="center"/>
      <style:text-properties fo:font-size="24pt"/>
    </style:style>
    <style:style style:name="P26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7" style:family="paragraph">
      <style:paragraph-properties fo:text-align="center"/>
      <style:text-properties style:font-name="Bitstream Vera Sans Mono" fo:font-size="18pt" fo:font-weight="normal" style:font-size-asian="13pt" style:font-weight-asian="normal" style:font-size-complex="13pt" style:font-weight-complex="normal"/>
    </style:style>
    <style:style style:name="P28" style:family="paragraph">
      <style:paragraph-properties fo:text-align="center"/>
      <style:text-properties fo:color="#000080" fo:font-size="18pt" fo:font-weight="normal" style:font-size-asian="18pt" style:font-weight-asian="normal" style:font-size-complex="18pt" style:font-weight-complex="normal"/>
    </style:style>
    <style:style style:name="P29" style:family="paragraph">
      <style:paragraph-properties fo:text-align="start"/>
      <style:text-properties fo:color="#000000" style:font-name="Bitstream Vera Sans Mono" fo:font-size="14pt" fo:font-weight="normal" style:font-size-asian="14pt" style:font-weight-asian="normal" style:font-size-complex="14pt" style:font-weight-complex="normal"/>
    </style:style>
    <style:style style:name="P30" style:family="paragraph">
      <style:paragraph-properties fo:text-align="end"/>
      <style:text-properties fo:color="#000080" fo:font-size="18pt"/>
    </style:style>
    <style:style style:name="P31" style:family="paragraph">
      <style:paragraph-properties fo:text-align="start"/>
      <style:text-properties fo:color="#000080" fo:font-size="18pt"/>
    </style:style>
    <style:style style:name="P32" style:family="paragraph">
      <style:paragraph-properties fo:text-align="end"/>
      <style:text-properties fo:color="#008000" fo:font-size="18pt"/>
    </style:style>
    <style:style style:name="P33" style:family="paragraph">
      <style:paragraph-properties fo:text-align="end"/>
      <style:text-properties fo:color="#008000" fo:font-size="18pt" style:font-size-asian="16pt" style:font-size-complex="16pt"/>
    </style:style>
    <style:style style:name="P34" style:family="paragraph">
      <style:paragraph-properties fo:text-align="center"/>
      <style:text-properties fo:color="#ff0000" fo:font-size="16pt" style:font-size-asian="16pt" style:font-size-complex="16pt"/>
    </style:style>
    <style:style style:name="P35" style:family="paragraph">
      <style:paragraph-properties fo:text-align="end"/>
      <style:text-properties fo:color="#000080" fo:font-size="16pt" style:font-size-asian="16pt" style:font-size-complex="16pt"/>
    </style:style>
    <style:style style:name="P36" style:family="paragraph">
      <style:paragraph-properties fo:text-align="start"/>
      <style:text-properties fo:color="#000000" style:font-name="Bitstream Vera Sans Mono" fo:font-size="18pt" style:font-size-asian="18pt" style:font-size-complex="18pt"/>
    </style:style>
    <style:style style:name="P37" style:family="paragraph">
      <style:paragraph-properties fo:text-align="center"/>
      <style:text-properties fo:color="#000000" style:font-name="Bitstream Vera Sans Mono" fo:font-size="18pt" style:font-size-asian="18pt" style:font-size-complex="18pt"/>
    </style:style>
    <style:style style:name="P38" style:family="paragraph">
      <style:paragraph-properties fo:text-align="center"/>
      <style:text-properties fo:color="#0000ff" fo:font-size="16pt" style:font-size-asian="16pt" style:font-size-complex="16pt"/>
    </style:style>
    <style:style style:name="P39" style:family="paragraph">
      <style:paragraph-properties fo:text-align="end"/>
      <style:text-properties fo:color="#008000" fo:font-size="16pt" style:font-size-asian="16pt" style:font-size-complex="16pt"/>
    </style:style>
    <style:style style:name="T1" style:family="text">
      <style:text-properties style:font-name="Bitstream Vera Serif" fo:font-size="40pt" style:font-size-asian="40pt" style:font-size-complex="40pt"/>
    </style:style>
    <style:style style:name="T2" style:family="text">
      <style:text-properties style:font-name="Bitstream Vera Serif" fo:font-size="26pt" style:font-size-asian="26pt" style:font-size-complex="26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666666" style:font-name="Bitstream Vera Sans Mono" fo:font-size="32pt" style:font-size-asian="32pt" style:font-size-complex="32pt"/>
    </style:style>
    <style:style style:name="T5" style:family="text">
      <style:text-properties fo:color="#ffffff" style:font-name="Bitstream Vera Sans Mono" fo:font-size="32pt" style:font-size-asian="32pt" style:font-size-complex="32pt"/>
    </style:style>
    <style:style style:name="T6" style:family="text">
      <style:text-properties fo:color="#808080" style:font-name="Bitstream Vera Sans Mono" fo:font-size="32pt" style:font-size-asian="32pt" style:font-size-complex="32pt"/>
    </style:style>
    <style:style style:name="T7" style:family="text">
      <style:text-properties fo:color="#000000" style:font-name="Bitstream Vera Sans Mono" fo:font-size="32pt" style:font-size-asian="32pt" style:font-size-complex="32pt"/>
    </style:style>
    <style:style style:name="T8" style:family="text">
      <style:text-properties fo:color="#000080"/>
    </style:style>
    <style:style style:name="T9" style:family="text">
      <style:text-properties fo:color="#000080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000080" fo:font-weight="bold" style:font-weight-asian="bold" style:font-weight-complex="bold"/>
    </style:style>
    <style:style style:name="T11" style:family="text">
      <style:text-properties fo:color="#000080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6pt" fo:font-weight="normal" style:font-size-asian="26pt" style:font-weight-asian="normal" style:font-size-complex="26pt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9" style:family="text">
      <style:text-properties fo:color="#000000" style:font-name="DejaVu Serif1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000000" style:font-name="Bitstream Vera Sans Mono" fo:font-size="24pt" style:font-size-asian="24pt" style:font-size-complex="24pt"/>
    </style:style>
    <style:style style:name="T21" style:family="text">
      <style:text-properties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0000ff" style:font-name="DejaVu Sans Mono" fo:font-size="20pt" style:font-size-asian="20pt" style:font-size-complex="20pt"/>
    </style:style>
    <style:style style:name="T24" style:family="text">
      <style:text-properties fo:color="#000000" style:font-name="Bitstream Vera Sans Mono" fo:font-size="20pt" style:font-size-asian="20pt" style:font-size-complex="20pt"/>
    </style:style>
    <style:style style:name="T25" style:family="text">
      <style:text-properties fo:color="#666666" style:font-name="Bitstream Vera Sans Mono" fo:font-size="20pt" style:font-size-asian="20pt" style:font-size-complex="20pt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0000" style:font-name="DejaVu Serif1" fo:font-size="22pt" style:font-size-asian="22pt" style:font-size-complex="22pt"/>
    </style:style>
    <style:style style:name="T28" style:family="text">
      <style:text-properties fo:font-size="16pt" style:font-size-asian="16pt" style:font-size-complex="16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ize="18pt" fo:font-weight="normal" style:font-size-asian="18pt" style:font-weight-asian="normal" style:font-size-complex="18pt" style:font-weight-complex="normal"/>
    </style:style>
    <style:style style:name="T33" style:family="text">
      <style:text-properties fo:color="#000000" style:font-name="Bitstream Vera Sans Mono" fo:font-size="14pt" fo:font-weight="normal" style:font-size-asian="14pt" style:font-weight-asian="normal" style:font-size-complex="14pt" style:font-weight-complex="normal"/>
    </style:style>
    <style:style style:name="T34" style:family="text">
      <style:text-properties fo:color="#000080" fo:font-size="18pt" fo:font-weight="normal" style:font-size-asian="18pt" style:font-weight-asian="normal" style:font-size-complex="18pt" style:font-weight-complex="normal"/>
    </style:style>
    <style:style style:name="T35" style:family="text">
      <style:text-properties fo:color="#008000" fo:font-size="16pt" style:font-size-asian="16pt" style:font-size-complex="16pt"/>
    </style:style>
    <style:style style:name="T36" style:family="text">
      <style:text-properties fo:color="#0000ff" style:font-name="DejaVu Sans Mono" fo:font-size="18pt" style:font-size-asian="18pt" style:font-size-complex="18pt"/>
    </style:style>
    <style:style style:name="T37" style:family="text">
      <style:text-properties fo:color="#000000" style:font-name="Bitstream Vera Sans Mono" fo:font-size="18pt" style:font-size-asian="18pt" style:font-size-complex="18pt"/>
    </style:style>
    <style:style style:name="T38" style:family="text">
      <style:text-properties fo:color="#0000ff" fo:font-size="16pt" style:font-size-asian="16pt" style:font-size-complex="16pt"/>
    </style:style>
    <style:style style:name="T39" style:family="text">
      <style:text-properties fo:color="#ff0000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2" draw:layer="layout" svg:width="28.2cm" svg:height="21cm" svg:x="-0.2cm" svg:y="0cm" presentation:class="subtitle" presentation:user-transformed="true">
          <draw:text-box>
            <text:p text:style-name="P1"><text:span text:style-name="T1">Synthesis of Simple While Programs</text:span></text:p>
            <text:p text:style-name="P1"><text:span text:style-name="T1">Using Answer Set Programming</text:span></text:p>
            <text:p text:style-name="P1"><text:span text:style-name="T1"/></text:p>
          </draw:text-box>
        </draw:frame>
        <draw:frame draw:style-name="gr1" draw:text-style-name="P3" draw:layer="layout" svg:width="28cm" svg:height="21.4cm" svg:x="0cm" svg:y="-0.4cm">
          <draw:text-box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Joseph Crow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 text:style-name="P4"><text:span text:style-name="T3">A Simple While Program:</text:span></text:p>
          </draw:text-box>
        </draw:frame>
        <draw:custom-shape draw:style-name="gr3" draw:text-style-name="P6" draw:layer="layout" svg:width="25.399cm" svg:height="15.257cm" svg:x="1.2cm" svg:y="4.343cm">
          <text:p text:style-name="P6"><text:span text:style-name="T4">Input: x</text:span><text:span text:style-name="T5"> = x₀ ≥ 0</text:span></text:p>
          <text:p text:style-name="P6"><text:span text:style-name="T6"/></text:p>
          <text:p text:style-name="P6"><text:span text:style-name="T7">y = 1;</text:span></text:p>
          <text:p text:style-name="P6"><text:span text:style-name="T7">while (x &gt; 0) {</text:span></text:p>
          <text:p text:style-name="P6"><text:span text:style-name="T7"><text:s text:c="3"/></text:span><text:span text:style-name="T7">y = 2 * x;</text:span></text:p>
          <text:p text:style-name="P6"><text:span text:style-name="T7"><text:s text:c="3"/></text:span><text:span text:style-name="T7">x = x - 1;</text:span><text:span text:style-name="T7"><text:tab/></text:span><text:span text:style-name="T7"><text:tab/></text:span><text:span text:style-name="T7"><text:tab/></text:span></text:p>
          <text:p text:style-name="P6"><text:span text:style-name="T7">}</text:span></text:p>
          <text:p text:style-name="P6"><text:span text:style-name="T7"/></text:p>
          <text:p text:style-name="P6"><text:span text:style-name="T4">Output: y</text:span><text:span text:style-name="T5"> = 2 ^ x₀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A Simple While Program:</text:span></text:p>
          </draw:text-box>
        </draw:frame>
        <draw:custom-shape draw:style-name="gr4" draw:text-style-name="P6" draw:layer="Layout" svg:width="25.399cm" svg:height="15.257cm" svg:x="1.2cm" svg:y="4.343cm">
          <text:p text:style-name="P6"><text:span text:style-name="T4">Input: x = x₀ ≥ 0</text:span></text:p>
          <text:p text:style-name="P6"><text:span text:style-name="T6"/></text:p>
          <text:p text:style-name="P6"><text:span text:style-name="T7">y = 1;</text:span></text:p>
          <text:p text:style-name="P6"><text:span text:style-name="T7">while (x &gt; 0) {</text:span></text:p>
          <text:p text:style-name="P6"><text:span text:style-name="T7"><text:s text:c="3"/></text:span><text:span text:style-name="T7">y = 2 * x;</text:span></text:p>
          <text:p text:style-name="P6"><text:span text:style-name="T7"><text:s text:c="3"/></text:span><text:span text:style-name="T7">x = x - 1;</text:span><text:span text:style-name="T7"><text:tab/></text:span><text:span text:style-name="T7"><text:tab/></text:span><text:span text:style-name="T7"><text:tab/></text:span></text:p>
          <text:p text:style-name="P6"><text:span text:style-name="T7">}</text:span></text:p>
          <text:p text:style-name="P6"><text:span text:style-name="T7"/></text:p>
          <text:p text:style-name="P6"><text:span text:style-name="T4">Output: y = 2 ^ x₀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<text:span text:style-name="T3">A Simple While Program:</text:span></text:p>
          </draw:text-box>
        </draw:frame>
        <draw:custom-shape draw:style-name="gr4" draw:text-style-name="P6" draw:layer="Layout" svg:width="25.399cm" svg:height="15.257cm" svg:x="1.2cm" svg:y="4.343cm">
          <text:p text:style-name="P6"><text:span text:style-name="T4">Input: x = x₀ ≥ 0</text:span></text:p>
          <text:p text:style-name="P6"><text:span text:style-name="T6"/></text:p>
          <text:p text:style-name="P6"><text:span text:style-name="T7">y = 1;</text:span></text:p>
          <text:p text:style-name="P6"><text:span text:style-name="T7">while (x &gt; 0) {</text:span></text:p>
          <text:p text:style-name="P6"><text:span text:style-name="T7"><text:s text:c="3"/></text:span><text:span text:style-name="T7">y = 2 * x;</text:span></text:p>
          <text:p text:style-name="P6"><text:span text:style-name="T7"><text:s text:c="3"/></text:span><text:span text:style-name="T7">x = x - 1;</text:span><text:span text:style-name="T7"><text:tab/></text:span><text:span text:style-name="T7"><text:tab/></text:span><text:span text:style-name="T7"><text:tab/></text:span></text:p>
          <text:p text:style-name="P6"><text:span text:style-name="T7">}</text:span></text:p>
          <text:p text:style-name="P6"><text:span text:style-name="T7"/></text:p>
          <text:p text:style-name="P6"><text:span text:style-name="T4">Output: y = 2 ^ x₀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6.399cm" svg:height="2.6cm" svg:x="21.701cm" svg:y="6.3cm">
          <draw:text-box>
            <text:p text:style-name="P7"><text:span text:style-name="T8">Global integer variables</text:span></text:p>
          </draw:text-box>
        </draw:frame>
        <draw:line draw:style-name="gr6" draw:text-style-name="P8" draw:layer="layout" svg:x1="21.701cm" svg:y1="7.4cm" svg:x2="12.2cm" svg:y2="9.4cm">
          <text:p/>
        </draw:line>
        <draw:frame draw:style-name="gr5" draw:text-style-name="P7" draw:layer="layout" svg:width="6cm" svg:height="2.6cm" svg:x="21.8cm" svg:y="9.5cm">
          <draw:text-box>
            <text:p text:style-name="P7"><text:span text:style-name="T9">while</text:span><text:span text:style-name="T10"> </text:span><text:span text:style-name="T11">loops; there are also </text:span><text:span text:style-name="T9">if </text:span><text:span text:style-name="T11">statements</text:span></text:p>
          </draw:text-box>
        </draw:frame>
        <draw:line draw:style-name="gr6" draw:text-style-name="P8" draw:layer="layout" svg:x1="21.7cm" svg:y1="10.4cm" svg:x2="18cm" svg:y2="10.4cm">
          <text:p/>
        </draw:line>
        <draw:frame draw:style-name="gr7" draw:text-style-name="P7" draw:layer="layout" svg:width="5.7cm" svg:height="2.2cm" svg:x="21.7cm" svg:y="12.6cm">
          <draw:text-box>
            <text:p text:style-name="P7"><text:span text:style-name="T10">Arithmetic operators</text:span></text:p>
          </draw:text-box>
        </draw:frame>
        <draw:line draw:style-name="gr6" draw:text-style-name="P8" draw:layer="layout" svg:x1="21.7cm" svg:y1="13.2cm" svg:x2="17cm" svg:y2="13.2cm">
          <text:p/>
        </draw:line>
        <draw:frame draw:style-name="gr5" draw:text-style-name="P7" draw:layer="layout" svg:width="7cm" svg:height="2.6cm" svg:x="21.8cm" svg:y="16.4cm">
          <draw:text-box>
            <text:p text:style-name="P7"><text:span text:style-name="T10">I/O through</text:span></text:p>
            <text:p text:style-name="P7"><text:span text:style-name="T10">variables</text:span></text:p>
          </draw:text-box>
        </draw:frame>
        <draw:line draw:style-name="gr6" draw:text-style-name="P8" draw:layer="layout" svg:x1="21.7cm" svg:y1="17.2cm" svg:x2="20.1cm" svg:y2="17.2cm">
          <text:p/>
        </draw:lin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625cm" svg:x="1.4cm" svg:y="0.778cm" presentation:class="title" presentation:user-transformed="true">
          <draw:text-box>
            <text:p>The Problem:<text:line-break/>Writing Computer Programs</text:p>
          </draw:text-box>
        </draw:frame>
        <draw:frame presentation:style-name="pr5" draw:text-style-name="P9" draw:layer="layout" svg:width="25.199cm" svg:height="12.179cm" svg:x="1.4cm" svg:y="4.914cm" presentation:class="outline">
          <draw:text-box>
            <text:list text:style-name="L4">
              <text:list-header>
                <text:p text:style-name="P9"><text:span text:style-name="T12"/></text:p>
              </text:list-header>
              <text:list-item>
                <text:p text:style-name="P9"><text:span text:style-name="T12">Usually done by human programmers, but:</text:span></text:p>
                <text:list>
                  <text:list-item>
                    <text:p text:style-name="P9"><text:span text:style-name="T12">Time-consuming and error prone</text:span></text:p>
                  </text:list-item>
                  <text:list-item>
                    <text:p text:style-name="P9"><text:span text:style-name="T12">Requires expert knowledge</text:span></text:p>
                  </text:list-item>
                  <text:list-item>
                    <text:p text:style-name="P9"><text:span text:style-name="T13">Particularly difficult for beginners</text:span></text:p>
                  </text:list-item>
                </text:list>
                <text:p text:style-name="P9"><text:span text:style-name="T14"/></text:p>
              </text:list-item>
              <text:list-item>
                <text:p text:style-name="P9"><text:span text:style-name="T14">We might address this by providing an abstraction that:</text:span></text:p>
                <text:list>
                  <text:list-item>
                    <text:p text:style-name="P9"><text:span text:style-name="T14">Accepts a high-level, user-friendly specification</text:span></text:p>
                  </text:list-item>
                  <text:list-item>
                    <text:p text:style-name="P9"><text:span text:style-name="T14">Produces an efficient machine-executable program</text:span></text:p>
                  </text:list-item>
                  <text:list-item>
                    <text:p text:style-name="P9"><text:span text:style-name="T14">Can be used as a teaching and learning aid for program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text-style-name="P10" draw:layer="layout" svg:width="25.199cm" svg:height="3.625cm" svg:x="1.4cm" svg:y="0.778cm" presentation:class="title" presentation:user-transformed="true">
          <draw:text-box>
            <text:p text:style-name="P10"><text:span text:style-name="T15">The Problem:</text:span><text:span text:style-name="T15"><text:line-break/></text:span><text:span text:style-name="T15">Automatic Program </text:span><text:span text:style-name="T15">Synthesis</text:span></text:p>
          </draw:text-box>
        </draw:frame>
        <draw:custom-shape draw:style-name="gr8" draw:text-style-name="P12" draw:layer="layout" svg:width="7.8cm" svg:height="5cm" svg:x="19.2cm" svg:y="6cm">
          <text:p text:style-name="P11"><text:span text:style-name="T16">Program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8cm" svg:height="8.2cm" svg:x="10cm" svg:y="12cm">
          <draw:text-box>
            <text:p text:style-name="P8"><text:span text:style-name="T17">A software tool;</text:span></text:p>
            <text:p text:style-name="P8"><text:span text:style-name="T17">the aim of this project</text:span></text:p>
          </draw:text-box>
        </draw:frame>
        <draw:frame draw:style-name="gr10" draw:text-style-name="P13" draw:layer="layout" svg:width="7.9cm" svg:height="7.8cm" svg:x="0.9cm" svg:y="12cm">
          <draw:text-box>
            <text:p text:style-name="P8"><text:span text:style-name="T17">What the program should do</text:span></text:p>
            <text:p text:style-name="P8"><text:span text:style-name="T17"/></text:p>
            <text:p text:style-name="P8"><text:span text:style-name="T17">Written by user</text:span></text:p>
            <text:p text:style-name="P8"><text:span text:style-name="T17"/></text:p>
            <text:p text:style-name="P8"><text:span text:style-name="T17">Easy to write</text:span></text:p>
            <text:p text:style-name="P8"><text:span text:style-name="T17"/></text:p>
            <text:p text:style-name="P8"><text:span text:style-name="T17">Not necessarily executable</text:span></text:p>
          </draw:text-box>
        </draw:frame>
        <draw:line draw:style-name="gr11" draw:text-style-name="P8" draw:layer="layout" svg:x1="8.8cm" svg:y1="8.5cm" svg:x2="10cm" svg:y2="8.5cm">
          <text:p/>
        </draw:line>
        <draw:frame draw:style-name="gr12" draw:text-style-name="P13" draw:layer="layout" svg:width="7.8cm" svg:height="8.461cm" svg:x="19.2cm" svg:y="12cm">
          <draw:text-box>
            <text:p text:style-name="P8"><text:span text:style-name="T17">Obeys specification</text:span></text:p>
            <text:p text:style-name="P8"><text:span text:style-name="T17"/></text:p>
            <text:p text:style-name="P8"><text:span text:style-name="T17">In a </text:span><text:span text:style-name="T18">Simple While Language</text:span></text:p>
            <text:p text:style-name="P8"><text:span text:style-name="T17"/></text:p>
            <text:p text:style-name="P8"><text:span text:style-name="T17">Not necessarily easy to write</text:span></text:p>
            <text:p text:style-name="P8"><text:span text:style-name="T17"/></text:p>
            <text:p text:style-name="P8"><text:span text:style-name="T17">Executable</text:span></text:p>
          </draw:text-box>
        </draw:frame>
        <draw:line draw:style-name="gr11" draw:text-style-name="P8" draw:layer="layout" svg:x1="8.747cm" svg:y1="8.5cm" svg:x2="19.2cm" svg:y2="8.5cm">
          <text:p/>
        </draw:line>
        <draw:custom-shape draw:style-name="gr13" draw:text-style-name="P11" draw:layer="layout" svg:width="8cm" svg:height="5cm" svg:x="10cm" svg:y="6cm">
          <text:p text:style-name="P11"><text:span text:style-name="T16">Synthesiser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8cm" svg:height="5cm" svg:x="1cm" svg:y="6cm">
          <text:p text:style-name="P11"><text:span text:style-name="T16">Specification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line draw:style-name="gr11" draw:text-style-name="P8" draw:layer="layout" svg:x1="10cm" svg:y1="10.6cm" svg:x2="18cm" svg:y2="10.6cm">
          <text:p/>
        </draw:line>
        <draw:frame presentation:style-name="pr3" draw:layer="layout" svg:width="25.199cm" svg:height="3.625cm" svg:x="1.4cm" svg:y="0.778cm" presentation:class="title" presentation:user-transformed="true">
          <draw:text-box>
            <text:p>Basic Approach:<text:line-break/>Learning from Examples</text:p>
          </draw:text-box>
        </draw:frame>
        <draw:custom-shape draw:style-name="gr14" draw:text-style-name="P14" draw:layer="layout" svg:width="6.4cm" svg:height="6cm" svg:x="10.8cm" svg:y="7.5cm">
          <text:p text:style-name="P14"><text:span text:style-name="T19">Synthesis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9.2cm" svg:height="9.2cm" svg:x="18cm" svg:y="6cm">
          <text:p text:style-name="P15"><text:span text:style-name="T20">y = 1;</text:span></text:p>
          <text:p text:style-name="P15"><text:span text:style-name="T20">while (x &gt; 0) {</text:span></text:p>
          <text:p text:style-name="P15"><text:span text:style-name="T20"><text:s text:c="3"/></text:span><text:span text:style-name="T20">y = 2 * x;</text:span></text:p>
          <text:p text:style-name="P15"><text:span text:style-name="T20"><text:s text:c="3"/></text:span><text:span text:style-name="T20">x = x - 1;</text:span></text:p>
          <text:p text:style-name="P15"><text:span text:style-name="T20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9.197cm" svg:height="9.295cm" svg:x="0.8cm" svg:y="5.953cm">
          <table:table table:template-name="bw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x₀</text:p>
              </table:table-cell>
              <table:table-cell>
                <text:p text:style-name="P16">y</text:p>
              </table:table-cell>
            </table:table-row>
            <table:table-row table:style-name="ro1" table:default-cell-style-name="ce2">
              <table:table-cell>
                <text:p text:style-name="P16">0</text:p>
              </table:table-cell>
              <table:table-cell>
                <text:p text:style-name="P16">1</text:p>
              </table:table-cell>
            </table:table-row>
            <table:table-row table:style-name="ro1" table:default-cell-style-name="ce2">
              <table:table-cell>
                <text:p text:style-name="P16">1</text:p>
              </table:table-cell>
              <table:table-cell>
                <text:p text:style-name="P16">2</text:p>
              </table:table-cell>
            </table:table-row>
            <table:table-row table:style-name="ro1" table:default-cell-style-name="ce3">
              <table:table-cell>
                <text:p text:style-name="P16">2</text:p>
              </table:table-cell>
              <table:table-cell>
                <text:p text:style-name="P16">4</text:p>
              </table:table-cell>
            </table:table-row>
            <table:table-row table:style-name="ro1" table:default-cell-style-name="ce3">
              <table:table-cell>
                <text:p text:style-name="P16">3</text:p>
              </table:table-cell>
              <table:table-cell>
                <text:p text:style-name="P16">8</text:p>
              </table:table-cell>
            </table:table-row>
            <table:table-row table:style-name="ro1" table:default-cell-style-name="ce3">
              <table:table-cell>
                <text:p text:style-name="P16">4</text:p>
              </table:table-cell>
              <table:table-cell>
                <text:p text:style-name="P16">16</text:p>
              </table:table-cell>
            </table:table-row>
            <table:table-row table:style-name="ro1" table:default-cell-style-name="ce3">
              <table:table-cell>
                <text:p text:style-name="P16">5</text:p>
              </table:table-cell>
              <table:table-cell>
                <text:p text:style-name="P16">3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13" draw:layer="layout" svg:width="9.2cm" svg:height="5.2cm" svg:x="0.8cm" svg:y="16cm">
          <draw:text-box>
            <text:p text:style-name="P8"><text:span text:style-name="T17">User-provided input/output </text:span><text:span text:style-name="T21">examples</text:span></text:p>
            <text:p text:style-name="P8"><text:span text:style-name="T17"/></text:p>
            <text:p text:style-name="P8"><text:span text:style-name="T17">An incomplete specification</text:span></text:p>
          </draw:text-box>
        </draw:frame>
        <draw:frame draw:style-name="gr16" draw:text-style-name="P13" draw:layer="layout" svg:width="6.6cm" svg:height="5.2cm" svg:x="10.8cm" svg:y="16cm">
          <draw:text-box>
            <text:p text:style-name="P8"><text:span text:style-name="T17">Learns program </text:span><text:span text:style-name="T18">inductively</text:span></text:p>
            <text:p text:style-name="P8"><text:span text:style-name="T17">from examples</text:span></text:p>
          </draw:text-box>
        </draw:frame>
        <draw:frame draw:style-name="gr16" draw:text-style-name="P13" draw:layer="layout" svg:width="9.2cm" svg:height="5.2cm" svg:x="18cm" svg:y="16cm">
          <draw:text-box>
            <text:p text:style-name="P8"><text:span text:style-name="T17">The simplest </text:span><text:span text:style-name="T21">program</text:span><text:span text:style-name="T17"> generalising all of the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custom-shape draw:style-name="gr17" draw:text-style-name="P13" draw:layer="layout" svg:width="10.4cm" svg:height="11cm" svg:x="8.8cm" svg:y="6cm">
          <text:p text:style-name="P13"><text:span text:style-name="T12"/></text:p>
          <text:p text:style-name="P13"><text:span text:style-name="T22">Synthesis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8" draw:layer="layout" svg:x1="13.599cm" svg:y1="11.3cm" svg:x2="14.461cm" svg:y2="11.3cm">
          <text:p/>
        </draw:line>
        <draw:frame presentation:style-name="pr3" draw:layer="layout" svg:width="25.199cm" svg:height="3.625cm" svg:x="1.4cm" svg:y="0.778cm" presentation:class="title" presentation:user-transformed="true">
          <draw:text-box>
            <text:p>Improved Approach:<text:line-break/>Synthesis of Examples</text:p>
          </draw:text-box>
        </draw:frame>
        <draw:line draw:style-name="gr11" draw:text-style-name="P8" draw:layer="layout" svg:x1="7.8cm" svg:y1="11.3cm" svg:x2="9.4cm" svg:y2="11.3cm">
          <text:p/>
        </draw:line>
        <draw:custom-shape draw:style-name="gr18" draw:text-style-name="P17" draw:layer="layout" svg:width="7.2cm" svg:height="8cm" svg:x="20.2cm" svg:y="6cm">
          <text:p text:style-name="P17"><text:span text:style-name="T23">⦇ </text:span><text:span text:style-name="T23">x₀ ≥ 0 ⦈</text:span></text:p>
          <text:p text:style-name="P17"><text:span text:style-name="T23"/></text:p>
          <text:p text:style-name="P17"><text:span text:style-name="T24">y = 1;</text:span></text:p>
          <text:p text:style-name="P17"><text:span text:style-name="T24">while (x &gt; 0) {</text:span></text:p>
          <text:p text:style-name="P17"><text:span text:style-name="T24"><text:s text:c="3"/></text:span><text:span text:style-name="T24">y = 2 * x;</text:span></text:p>
          <text:p text:style-name="P17"><text:span text:style-name="T24"><text:s text:c="3"/></text:span><text:span text:style-name="T24">x = x - 1;</text:span></text:p>
          <text:p text:style-name="P17"><text:span text:style-name="T24">}</text:span></text:p>
          <text:p text:style-name="P17"><text:span text:style-name="T24"/></text:p>
          <text:p text:style-name="P17"><text:span text:style-name="T23">⦇ </text:span><text:span text:style-name="T23">y = 2 ^ 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7" draw:layer="layout" svg:width="7.2cm" svg:height="8cm" svg:x="0.6cm" svg:y="6cm">
          <text:p text:style-name="P17"><text:span text:style-name="T23">⦇ </text:span><text:span text:style-name="T23">x₀ ≥ 0 ⦈</text:span></text:p>
          <text:p text:style-name="P18"><text:span text:style-name="T23"/></text:p>
          <text:p text:style-name="P18"><text:span text:style-name="T25"/></text:p>
          <text:p text:style-name="P18"><text:span text:style-name="T24"/></text:p>
          <text:p text:style-name="P18"><text:span text:style-name="T24">?</text:span></text:p>
          <text:p text:style-name="P18"><text:span text:style-name="T24"/></text:p>
          <text:p text:style-name="P18"><text:span text:style-name="T24"/></text:p>
          <text:p text:style-name="P18"><text:span text:style-name="T24"/></text:p>
          <text:p text:style-name="P18"><text:span text:style-name="T23">⦇ </text:span><text:span text:style-name="T23">y = 2 ^ 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9" draw:layer="layout" svg:width="5.4cm" svg:height="3.199cm" svg:x="8.8cm" svg:y="13.475cm">
          <draw:text-box>
            <text:p text:style-name="P19">Efficiently</text:p>
            <text:p text:style-name="P19">Synthesised</text:p>
            <text:p text:style-name="P19">Examples</text:p>
          </draw:text-box>
        </draw:frame>
        <draw:frame draw:style-name="gr19" draw:text-style-name="P19" draw:layer="layout" svg:width="5.2cm" svg:height="3.199cm" svg:x="14cm" svg:y="13.5cm">
          <draw:text-box>
            <text:p text:style-name="P19">The Previous “Synthesiser”</text:p>
          </draw:text-box>
        </draw:frame>
        <draw:frame draw:style-name="gr20" draw:text-style-name="P13" draw:layer="layout" svg:width="7cm" svg:height="6.198cm" svg:x="0.6cm" svg:y="14.4cm">
          <draw:text-box>
            <text:p text:style-name="P8"><text:span text:style-name="T26">User-provided</text:span><text:span text:style-name="T17"> </text:span><text:span text:style-name="T21">functional specification</text:span></text:p>
            <text:p text:style-name="P8"><text:span text:style-name="T17"/></text:p>
            <text:p text:style-name="P8"><text:span text:style-name="T17">Pre/postcondition relating input to output</text:span></text:p>
          </draw:text-box>
        </draw:frame>
        <draw:frame draw:style-name="gr21" draw:text-style-name="P13" draw:layer="layout" svg:width="8.2cm" svg:height="6.819cm" svg:x="19.6cm" svg:y="14.4cm">
          <draw:text-box>
            <text:p text:style-name="P8"><text:span text:style-name="T21">Program</text:span><text:span text:style-name="T17"> </text:span><text:span text:style-name="T26">satisfying all syntheised examples</text:span></text:p>
            <text:p text:style-name="P8"><text:span text:style-name="T17"/></text:p>
            <text:p text:style-name="P8"><text:span text:style-name="T17">Fully satisfies specification in a finite domain</text:span></text:p>
          </draw:text-box>
        </draw:frame>
        <draw:line draw:style-name="gr22" draw:text-style-name="P8" draw:layer="layout" svg:x1="17.8cm" svg:y1="11.3cm" svg:x2="20.2cm" svg:y2="11.3cm">
          <text:p/>
        </draw:line>
        <draw:custom-shape draw:style-name="gr23" draw:text-style-name="P20" draw:layer="layout" svg:width="4.051cm" svg:height="4cm" svg:x="14.461cm" svg:y="9.3cm">
          <text:p text:style-name="P20"><text:span text:style-name="T27">Lear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199cm" svg:height="4.049cm" svg:x="9.4cm" svg:y="9.301cm">
          <table:table table:template-name="bw">
            <table:table-column table:style-name="co3"/>
            <table:table-column table:style-name="co3"/>
            <table:table-row table:style-name="ro2" table:default-cell-style-name="ce1">
              <table:table-cell>
                <text:p text:style-name="P16"><text:span text:style-name="T28">x₀</text:span></text:p>
              </table:table-cell>
              <table:table-cell>
                <text:p text:style-name="P16"><text:span text:style-name="T28">y</text:span></text:p>
              </table:table-cell>
            </table:table-row>
            <table:table-row table:style-name="ro3" table:default-cell-style-name="ce2">
              <table:table-cell>
                <text:p text:style-name="P16"><text:span text:style-name="T29">0</text:span></text:p>
              </table:table-cell>
              <table:table-cell>
                <text:p text:style-name="P16"><text:span text:style-name="T29">1</text:span></text:p>
              </table:table-cell>
            </table:table-row>
            <table:table-row table:style-name="ro4" table:default-cell-style-name="ce2">
              <table:table-cell>
                <text:p text:style-name="P8">...</text:p>
              </table:table-cell>
              <table:table-cell>
                <text:p text:style-name="P8">...</text:p>
              </table:table-cell>
            </table:table-row>
            <table:table-row table:style-name="ro5" table:default-cell-style-name="ce3">
              <table:table-cell>
                <text:p text:style-name="P16"><text:span text:style-name="T28">5</text:span></text:p>
              </table:table-cell>
              <table:table-cell>
                <text:p text:style-name="P16"><text:span text:style-name="T28">32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24" draw:text-style-name="P22" draw:layer="Layout" svg:width="9.6cm" svg:height="4cm" svg:x="9.2cm" svg:y="7.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3.084cm" svg:height="0.988cm" svg:x="22.216cm" svg:y="7.612cm">
          <draw:text-box>
            <text:p text:style-name="P23">Outputs</text:p>
          </draw:text-box>
        </draw:frame>
        <draw:line draw:style-name="gr26" draw:text-style-name="P8" draw:layer="layout" svg:x1="5.8cm" svg:y1="8.1cm" svg:x2="9.2cm" svg:y2="8.1cm">
          <text:p/>
        </draw:line>
        <draw:line draw:style-name="gr27" draw:text-style-name="P8" draw:layer="layout" svg:x1="9.2cm" svg:y1="8.1cm" svg:x2="18.8cm" svg:y2="8.1cm">
          <text:p/>
        </draw:line>
        <draw:line draw:style-name="gr26" draw:text-style-name="P8" draw:layer="layout" svg:x1="18.8cm" svg:y1="8.1cm" svg:x2="22.2cm" svg:y2="8.1cm">
          <text:p/>
        </draw:line>
        <draw:frame draw:style-name="gr25" draw:text-style-name="P24" draw:layer="layout" svg:width="3.957cm" svg:height="1.971cm" svg:x="2.193cm" svg:y="7.176cm">
          <draw:text-box>
            <text:p text:style-name="P24">Program</text:p>
            <text:p text:style-name="P24"><text:span text:style-name="T30"/></text:p>
            <text:p text:style-name="P24"><text:span text:style-name="T31">and</text:span> Input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>
            <draw:text-box>
              <text:p>Demonstrate running the example program and show source code of simulator.</text:p>
            </draw:text-box>
          </draw:frame>
        </presentation:notes>
      </draw:page>
      <draw:page draw:name="page10" draw:style-name="dp1" draw:master-page-name="Default" presentation:presentation-page-layout-name="AL2T19">
        <draw:custom-shape draw:style-name="gr28" draw:text-style-name="P26" draw:layer="Layout" svg:width="13.4cm" svg:height="16.257cm" svg:x="7.4cm" svg:y="4.343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29" draw:text-style-name="P22" draw:layer="Layout" svg:width="9.6cm" svg:height="4.2cm" svg:x="9.2cm" svg:y="14.4cm">
          <text:p text:style-name="P22"><text:span text:style-name="T21">Learne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6.065cm" svg:y1="15.6cm" svg:x2="9.2cm" svg:y2="15.6cm">
          <text:p/>
        </draw:line>
        <draw:frame draw:style-name="standard" draw:layer="layout" svg:width="4.999cm" svg:height="6.985cm" svg:x="1.142cm" svg:y="13.6cm">
          <table:table table:template-name="bw">
            <table:table-column table:style-name="co4"/>
            <table:table-column table:style-name="co4"/>
            <table:table-row table:style-name="ro6" table:default-cell-style-name="ce4">
              <table:table-cell>
                <text:p text:style-name="P27">x₀</text:p>
              </table:table-cell>
              <table:table-cell>
                <text:p text:style-name="P27">y</text:p>
              </table:table-cell>
            </table:table-row>
            <table:table-row table:style-name="ro6" table:default-cell-style-name="ce5">
              <table:table-cell>
                <text:p text:style-name="P27">0</text:p>
              </table:table-cell>
              <table:table-cell>
                <text:p text:style-name="P27">1</text:p>
              </table:table-cell>
            </table:table-row>
            <table:table-row table:style-name="ro6" table:default-cell-style-name="ce5">
              <table:table-cell>
                <text:p text:style-name="P27">1</text:p>
              </table:table-cell>
              <table:table-cell>
                <text:p text:style-name="P27">2</text:p>
              </table:table-cell>
            </table:table-row>
            <table:table-row table:style-name="ro6" table:default-cell-style-name="ce6">
              <table:table-cell>
                <text:p text:style-name="P27">2</text:p>
              </table:table-cell>
              <table:table-cell>
                <text:p text:style-name="P27">4</text:p>
              </table:table-cell>
            </table:table-row>
            <table:table-row table:style-name="ro6" table:default-cell-style-name="ce6">
              <table:table-cell>
                <text:p text:style-name="P27">3</text:p>
              </table:table-cell>
              <table:table-cell>
                <text:p text:style-name="P27">8</text:p>
              </table:table-cell>
            </table:table-row>
            <table:table-row table:style-name="ro6" table:default-cell-style-name="ce6">
              <table:table-cell>
                <text:p text:style-name="P27">4</text:p>
              </table:table-cell>
              <table:table-cell>
                <text:p text:style-name="P27">16</text:p>
              </table:table-cell>
            </table:table-row>
            <table:table-row table:style-name="ro6" table:default-cell-style-name="ce6">
              <table:table-cell>
                <text:p text:style-name="P27">5</text:p>
              </table:table-cell>
              <table:table-cell>
                <text:p text:style-name="P27">32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0" draw:text-style-name="P28" draw:layer="layout" svg:width="5cm" svg:height="1.741cm" svg:x="1.2cm" svg:y="12.504cm">
          <draw:text-box>
            <text:p text:style-name="P28"><text:span text:style-name="T32">Specification</text:span></text:p>
          </draw:text-box>
        </draw:frame>
        <draw:line draw:style-name="gr27" draw:text-style-name="P8" draw:layer="layout" svg:x1="9.2cm" svg:y1="15.6cm" svg:x2="18.8cm" svg:y2="15.6cm">
          <text:p/>
        </draw:line>
        <draw:line draw:style-name="gr26" draw:text-style-name="P8" draw:layer="layout" svg:x1="18.8cm" svg:y1="15.6cm" svg:x2="22cm" svg:y2="15.6cm">
          <text:p/>
        </draw:line>
        <draw:custom-shape draw:style-name="gr31" draw:text-style-name="P29" draw:layer="Layout" svg:width="5cm" svg:height="3.6cm" svg:x="22cm" svg:y="13.6cm">
          <text:p text:style-name="P29"><text:span text:style-name="T33">y = 1;</text:span></text:p>
          <text:p text:style-name="P29"><text:span text:style-name="T33">while (x &gt; 0) {</text:span></text:p>
          <text:p text:style-name="P29"><text:span text:style-name="T33"><text:s text:c="3"/></text:span><text:span text:style-name="T33">y = 2 * x;</text:span></text:p>
          <text:p text:style-name="P29"><text:span text:style-name="T33"><text:s text:c="3"/></text:span><text:span text:style-name="T33">x = x - 1;</text:span></text:p>
          <text:p text:style-name="P29"><text:span text:style-name="T3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5cm" svg:height="1.725cm" svg:x="22cm" svg:y="11.812cm">
          <draw:text-box>
            <text:p text:style-name="P28"><text:span text:style-name="T34">Final</text:span></text:p>
            <text:p text:style-name="P28"><text:span text:style-name="T34">Program</text:span></text:p>
          </draw:text-box>
        </draw:frame>
        <draw:custom-shape draw:style-name="gr33" draw:text-style-name="P22" draw:layer="layout" svg:width="9.6cm" svg:height="4cm" svg:x="9.201cm" svg:y="7.201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frame draw:style-name="gr25" draw:text-style-name="P23" draw:layer="layout" svg:width="3.084cm" svg:height="0.988cm" svg:x="22.217cm" svg:y="7.613cm">
          <draw:text-box>
            <text:p text:style-name="P23">Outputs</text:p>
          </draw:text-box>
        </draw:frame>
        <draw:line draw:style-name="gr26" draw:text-style-name="P8" draw:layer="layout" svg:x1="5.801cm" svg:y1="8.101cm" svg:x2="9.201cm" svg:y2="8.101cm">
          <text:p/>
        </draw:line>
        <draw:line draw:style-name="gr27" draw:text-style-name="P8" draw:layer="layout" svg:x1="9.201cm" svg:y1="8.101cm" svg:x2="18.801cm" svg:y2="8.101cm">
          <text:p/>
        </draw:line>
        <draw:line draw:style-name="gr26" draw:text-style-name="P8" draw:layer="layout" svg:x1="18.801cm" svg:y1="8.101cm" svg:x2="22.201cm" svg:y2="8.101cm">
          <text:p/>
        </draw:line>
        <draw:frame draw:style-name="gr25" draw:text-style-name="P24" draw:layer="layout" svg:width="3.957cm" svg:height="1.971cm" svg:x="2.194cm" svg:y="7.177cm">
          <draw:text-box>
            <text:p text:style-name="P24">Program</text:p>
            <text:p text:style-name="P24"><text:span text:style-name="T30"/></text:p>
            <text:p text:style-name="P24"><text:span text:style-name="T31">and</text:span> Inputs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21" draw:layer="layout" svg:width="17.271cm" svg:height="12.572cm" svg:x="2.159cm" svg:y="13.271cm" presentation:class="notes">
            <draw:text-box>
              <text:p text:style-name="P21">Show specification of learning task – with examples – for sample program.</text:p>
              <text:p text:style-name="P21"/>
              <text:p text:style-name="P21">Explain Learner implementation abstractly, then go to next slide before going into details.</text:p>
            </draw:text-box>
          </draw:frame>
        </presentation:notes>
      </draw:page>
      <draw:page draw:name="page11" draw:style-name="dp1" draw:master-page-name="Default" presentation:presentation-page-layout-name="AL2T19">
        <draw:custom-shape draw:style-name="gr28" draw:text-style-name="P26" draw:layer="Layout" svg:width="13.4cm" svg:height="16.257cm" svg:x="7.4cm" svg:y="4.343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24" draw:text-style-name="P22" draw:layer="Layout" svg:width="9.6cm" svg:height="4cm" svg:x="9.2cm" svg:y="7.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9.6cm" svg:height="4.2cm" svg:x="9.2cm" svg:y="14.4cm">
          <text:p text:style-name="P22"><text:span text:style-name="T21">Learne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12.4cm" svg:y1="15.6cm" svg:x2="12.4cm" svg:y2="12.6cm">
          <text:p/>
        </draw:line>
        <draw:line draw:style-name="gr34" draw:text-style-name="P8" draw:layer="layout" svg:x1="12.4cm" svg:y1="10.2cm" svg:x2="15.6cm" svg:y2="10.2cm">
          <text:p/>
        </draw:line>
        <draw:line draw:style-name="gr26" draw:text-style-name="P8" draw:layer="layout" svg:x1="15.6cm" svg:y1="10.2cm" svg:x2="15.6cm" svg:y2="13.4cm">
          <text:p/>
        </draw:line>
        <draw:line draw:style-name="gr35" draw:text-style-name="P8" draw:layer="layout" svg:x1="12.4cm" svg:y1="13.8cm" svg:x2="12.4cm" svg:y2="10.2cm">
          <text:p/>
        </draw:line>
        <draw:line draw:style-name="gr35" draw:text-style-name="P8" draw:layer="layout" svg:x1="15.6cm" svg:y1="11.4cm" svg:x2="15.6cm" svg:y2="15.6cm">
          <text:p/>
        </draw:line>
        <draw:line draw:style-name="gr26" draw:text-style-name="P8" draw:layer="layout" svg:x1="6.065cm" svg:y1="15.6cm" svg:x2="9.2cm" svg:y2="15.6cm">
          <text:p/>
        </draw:line>
        <draw:line draw:style-name="gr35" draw:text-style-name="P8" draw:layer="layout" svg:x1="9.2cm" svg:y1="15.6cm" svg:x2="12.4cm" svg:y2="15.6cm">
          <text:p/>
        </draw:line>
        <draw:frame draw:style-name="standard" draw:layer="layout" svg:width="4.999cm" svg:height="6.985cm" svg:x="1.142cm" svg:y="13.6cm">
          <table:table table:template-name="bw">
            <table:table-column table:style-name="co4"/>
            <table:table-column table:style-name="co4"/>
            <table:table-row table:style-name="ro6" table:default-cell-style-name="ce4">
              <table:table-cell>
                <text:p text:style-name="P27">x₀</text:p>
              </table:table-cell>
              <table:table-cell>
                <text:p text:style-name="P27">y</text:p>
              </table:table-cell>
            </table:table-row>
            <table:table-row table:style-name="ro6" table:default-cell-style-name="ce5">
              <table:table-cell>
                <text:p text:style-name="P27">0</text:p>
              </table:table-cell>
              <table:table-cell>
                <text:p text:style-name="P27">1</text:p>
              </table:table-cell>
            </table:table-row>
            <table:table-row table:style-name="ro6" table:default-cell-style-name="ce5">
              <table:table-cell>
                <text:p text:style-name="P27">1</text:p>
              </table:table-cell>
              <table:table-cell>
                <text:p text:style-name="P27">2</text:p>
              </table:table-cell>
            </table:table-row>
            <table:table-row table:style-name="ro6" table:default-cell-style-name="ce6">
              <table:table-cell>
                <text:p text:style-name="P27">2</text:p>
              </table:table-cell>
              <table:table-cell>
                <text:p text:style-name="P27">4</text:p>
              </table:table-cell>
            </table:table-row>
            <table:table-row table:style-name="ro6" table:default-cell-style-name="ce6">
              <table:table-cell>
                <text:p text:style-name="P27">3</text:p>
              </table:table-cell>
              <table:table-cell>
                <text:p text:style-name="P27">8</text:p>
              </table:table-cell>
            </table:table-row>
            <table:table-row table:style-name="ro6" table:default-cell-style-name="ce6">
              <table:table-cell>
                <text:p text:style-name="P27">4</text:p>
              </table:table-cell>
              <table:table-cell>
                <text:p text:style-name="P27">16</text:p>
              </table:table-cell>
            </table:table-row>
            <table:table-row table:style-name="ro6" table:default-cell-style-name="ce6">
              <table:table-cell>
                <text:p text:style-name="P27">5</text:p>
              </table:table-cell>
              <table:table-cell>
                <text:p text:style-name="P27">3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0" draw:text-style-name="P28" draw:layer="layout" svg:width="5cm" svg:height="1.741cm" svg:x="1.2cm" svg:y="12.504cm">
          <draw:text-box>
            <text:p text:style-name="P28"><text:span text:style-name="T32">Specification</text:span></text:p>
          </draw:text-box>
        </draw:frame>
        <draw:line draw:style-name="gr36" draw:text-style-name="P8" draw:layer="layout" svg:x1="12.4cm" svg:y1="15.6cm" svg:x2="15.6cm" svg:y2="15.6cm">
          <text:p/>
        </draw:line>
        <draw:line draw:style-name="gr26" draw:text-style-name="P8" draw:layer="layout" svg:x1="15.6cm" svg:y1="15.6cm" svg:x2="22cm" svg:y2="15.6cm">
          <text:p/>
        </draw:line>
        <draw:custom-shape draw:style-name="gr31" draw:text-style-name="P29" draw:layer="Layout" svg:width="5cm" svg:height="3.6cm" svg:x="22cm" svg:y="13.6cm">
          <text:p text:style-name="P29"><text:span text:style-name="T33">y = 1;</text:span></text:p>
          <text:p text:style-name="P29"><text:span text:style-name="T33">while (x &gt; 0) {</text:span></text:p>
          <text:p text:style-name="P29"><text:span text:style-name="T33"><text:s text:c="3"/></text:span><text:span text:style-name="T33">y = 2 * x;</text:span></text:p>
          <text:p text:style-name="P29"><text:span text:style-name="T33"><text:s text:c="3"/></text:span><text:span text:style-name="T33">x = x - 1;</text:span></text:p>
          <text:p text:style-name="P29"><text:span text:style-name="T3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5cm" svg:height="1.725cm" svg:x="22cm" svg:y="11.812cm">
          <draw:text-box>
            <text:p text:style-name="P28"><text:span text:style-name="T34">Final</text:span></text:p>
            <text:p text:style-name="P28"><text:span text:style-name="T34">Program</text:span></text:p>
          </draw:text-box>
        </draw:frame>
        <draw:frame draw:style-name="gr25" draw:text-style-name="P24" draw:layer="layout" svg:width="3.957cm" svg:height="1.971cm" svg:x="2.192cm" svg:y="7.175cm">
          <draw:text-box>
            <text:p text:style-name="P24">Program</text:p>
            <text:p text:style-name="P24"><text:span text:style-name="T30"/></text:p>
            <text:p text:style-name="P24"><text:span text:style-name="T31">and</text:span> Inputs</text:p>
          </draw:text-box>
        </draw:frame>
        <draw:frame draw:style-name="gr25" draw:text-style-name="P24" draw:layer="layout" svg:width="3.084cm" svg:height="0.988cm" svg:x="22.216cm" svg:y="7.612cm">
          <draw:text-box>
            <text:p text:style-name="P24">Outputs</text:p>
          </draw:text-box>
        </draw:frame>
        <draw:frame draw:style-name="gr37" draw:text-style-name="P30" draw:layer="layout" svg:width="5cm" svg:height="2.708cm" svg:x="7.6cm" svg:y="11.492cm">
          <draw:text-box>
            <text:p text:style-name="P30">Hypothetical</text:p>
            <text:p text:style-name="P30">Program</text:p>
            <text:p text:style-name="P30"><text:span text:style-name="T30"/></text:p>
            <text:p text:style-name="P30"><text:span text:style-name="T31">and</text:span> Inputs</text:p>
          </draw:text-box>
        </draw:frame>
        <draw:frame draw:style-name="gr38" draw:text-style-name="P31" draw:layer="layout" svg:width="5cm" svg:height="2.4cm" svg:x="15.8cm" svg:y="12cm">
          <draw:text-box>
            <text:p text:style-name="P31">Hypothetical</text:p>
            <text:p text:style-name="P31">Outputs</text:p>
          </draw:text-box>
        </draw:frame>
        <draw:line draw:style-name="gr26" draw:text-style-name="P8" draw:layer="layout" svg:x1="5.775cm" svg:y1="8.101cm" svg:x2="9.175cm" svg:y2="8.101cm">
          <text:p/>
        </draw:line>
        <draw:line draw:style-name="gr27" draw:text-style-name="P8" draw:layer="layout" svg:x1="9.175cm" svg:y1="8.101cm" svg:x2="18.775cm" svg:y2="8.101cm">
          <text:p/>
        </draw:line>
        <draw:line draw:style-name="gr26" draw:text-style-name="P8" draw:layer="layout" svg:x1="18.775cm" svg:y1="8.101cm" svg:x2="22.175cm" svg:y2="8.101cm">
          <text:p/>
        </draw:lin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21" draw:layer="layout" svg:width="17.271cm" svg:height="12.572cm" svg:x="2.159cm" svg:y="13.271cm" presentation:class="notes">
            <draw:text-box>
              <text:p text:style-name="P21">Explain details of Learner implementation and how it interacts with Simulator.</text:p>
              <text:p text:style-name="P21"/>
              <text:p text:style-name="P21">Go to next slide before explaining full operation of Synthesiser Haskell program.</text:p>
            </draw:text-box>
          </draw:frame>
        </presentation:notes>
      </draw:page>
      <draw:page draw:name="page12" draw:style-name="dp1" draw:master-page-name="Default" presentation:presentation-page-layout-name="AL2T19">
        <draw:custom-shape draw:style-name="gr28" draw:text-style-name="P26" draw:layer="Layout" svg:width="13.4cm" svg:height="16.257cm" svg:x="7.4cm" svg:y="4.343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type="rectangle" draw:enhanced-path="M 0 0 L 21600 0 21600 21600 0 21600 0 0 Z N"/>
        </draw:custom-shape>
        <draw:frame draw:style-name="gr39" draw:text-style-name="P24" draw:layer="layout" svg:width="13.4cm" svg:height="1.1cm" svg:x="7.4cm" svg:y="19.4cm">
          <draw:text-box>
            <text:p text:style-name="P24">Iterative Broadening</text:p>
          </draw:text-box>
        </draw:frame>
        <draw:frame presentation:style-name="pr3" draw:layer="layout" svg:width="25.199cm" svg:height="3.506cm" svg:x="1.4cm" svg:y="0.837cm" presentation:class="title">
          <draw:text-box>
            <text:p>Basic Architecture</text:p>
          </draw:text-box>
        </draw:frame>
        <draw:custom-shape draw:style-name="gr24" draw:text-style-name="P22" draw:layer="Layout" svg:width="9.6cm" svg:height="4cm" svg:x="9.2cm" svg:y="7.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9.6cm" svg:height="4.2cm" svg:x="9.2cm" svg:y="14.4cm">
          <text:p text:style-name="P22"><text:span text:style-name="T21">Learne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12.4cm" svg:y1="15.6cm" svg:x2="12.4cm" svg:y2="12.6cm">
          <text:p/>
        </draw:line>
        <draw:line draw:style-name="gr34" draw:text-style-name="P8" draw:layer="layout" svg:x1="12.4cm" svg:y1="10.2cm" svg:x2="15.6cm" svg:y2="10.2cm">
          <text:p/>
        </draw:line>
        <draw:line draw:style-name="gr26" draw:text-style-name="P8" draw:layer="layout" svg:x1="15.6cm" svg:y1="10.2cm" svg:x2="15.6cm" svg:y2="13.4cm">
          <text:p/>
        </draw:line>
        <draw:line draw:style-name="gr35" draw:text-style-name="P8" draw:layer="layout" svg:x1="12.4cm" svg:y1="13.8cm" svg:x2="12.4cm" svg:y2="10.2cm">
          <text:p/>
        </draw:line>
        <draw:line draw:style-name="gr35" draw:text-style-name="P8" draw:layer="layout" svg:x1="15.6cm" svg:y1="11.4cm" svg:x2="15.6cm" svg:y2="15.6cm">
          <text:p/>
        </draw:line>
        <draw:line draw:style-name="gr26" draw:text-style-name="P8" draw:layer="layout" svg:x1="6.065cm" svg:y1="15.6cm" svg:x2="9.2cm" svg:y2="15.6cm">
          <text:p/>
        </draw:line>
        <draw:line draw:style-name="gr35" draw:text-style-name="P8" draw:layer="layout" svg:x1="9.2cm" svg:y1="15.6cm" svg:x2="12.4cm" svg:y2="15.6cm">
          <text:p/>
        </draw:line>
        <draw:frame draw:style-name="standard" draw:layer="layout" svg:width="4.999cm" svg:height="6.985cm" svg:x="1.142cm" svg:y="13.6cm">
          <table:table table:template-name="bw">
            <table:table-column table:style-name="co4"/>
            <table:table-column table:style-name="co4"/>
            <table:table-row table:style-name="ro6" table:default-cell-style-name="ce4">
              <table:table-cell>
                <text:p text:style-name="P27">x₀</text:p>
              </table:table-cell>
              <table:table-cell>
                <text:p text:style-name="P27">y</text:p>
              </table:table-cell>
            </table:table-row>
            <table:table-row table:style-name="ro6" table:default-cell-style-name="ce5">
              <table:table-cell>
                <text:p text:style-name="P27">0</text:p>
              </table:table-cell>
              <table:table-cell>
                <text:p text:style-name="P27">1</text:p>
              </table:table-cell>
            </table:table-row>
            <table:table-row table:style-name="ro6" table:default-cell-style-name="ce5">
              <table:table-cell>
                <text:p text:style-name="P27">1</text:p>
              </table:table-cell>
              <table:table-cell>
                <text:p text:style-name="P27">2</text:p>
              </table:table-cell>
            </table:table-row>
            <table:table-row table:style-name="ro6" table:default-cell-style-name="ce6">
              <table:table-cell>
                <text:p text:style-name="P27">2</text:p>
              </table:table-cell>
              <table:table-cell>
                <text:p text:style-name="P27">4</text:p>
              </table:table-cell>
            </table:table-row>
            <table:table-row table:style-name="ro6" table:default-cell-style-name="ce6">
              <table:table-cell>
                <text:p text:style-name="P27">3</text:p>
              </table:table-cell>
              <table:table-cell>
                <text:p text:style-name="P27">8</text:p>
              </table:table-cell>
            </table:table-row>
            <table:table-row table:style-name="ro6" table:default-cell-style-name="ce6">
              <table:table-cell>
                <text:p text:style-name="P27">4</text:p>
              </table:table-cell>
              <table:table-cell>
                <text:p text:style-name="P27">16</text:p>
              </table:table-cell>
            </table:table-row>
            <table:table-row table:style-name="ro6" table:default-cell-style-name="ce6">
              <table:table-cell>
                <text:p text:style-name="P27">5</text:p>
              </table:table-cell>
              <table:table-cell>
                <text:p text:style-name="P27">32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0" draw:text-style-name="P28" draw:layer="layout" svg:width="5cm" svg:height="1.741cm" svg:x="1.2cm" svg:y="12.504cm">
          <draw:text-box>
            <text:p text:style-name="P28"><text:span text:style-name="T32">Specification</text:span></text:p>
          </draw:text-box>
        </draw:frame>
        <draw:line draw:style-name="gr40" draw:text-style-name="P8" draw:layer="layout" svg:x1="12.4cm" svg:y1="15.6cm" svg:x2="15.6cm" svg:y2="15.6cm">
          <text:p/>
        </draw:line>
        <draw:line draw:style-name="gr26" draw:text-style-name="P8" draw:layer="layout" svg:x1="15.6cm" svg:y1="15.6cm" svg:x2="22cm" svg:y2="15.6cm">
          <text:p/>
        </draw:line>
        <draw:custom-shape draw:style-name="gr31" draw:text-style-name="P29" draw:layer="Layout" svg:width="5cm" svg:height="3.6cm" svg:x="22cm" svg:y="13.6cm">
          <text:p text:style-name="P29"><text:span text:style-name="T33">y = 1;</text:span></text:p>
          <text:p text:style-name="P29"><text:span text:style-name="T33">while (x &gt; 0) {</text:span></text:p>
          <text:p text:style-name="P29"><text:span text:style-name="T33"><text:s text:c="3"/></text:span><text:span text:style-name="T33">y = 2 * x;</text:span></text:p>
          <text:p text:style-name="P29"><text:span text:style-name="T33"><text:s text:c="3"/></text:span><text:span text:style-name="T33">x = x - 1;</text:span></text:p>
          <text:p text:style-name="P29"><text:span text:style-name="T33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8" draw:layer="layout" svg:width="5cm" svg:height="1.725cm" svg:x="22cm" svg:y="11.812cm">
          <draw:text-box>
            <text:p text:style-name="P28"><text:span text:style-name="T34">Synthesised</text:span></text:p>
            <text:p text:style-name="P28"><text:span text:style-name="T34">Program</text:span></text:p>
          </draw:text-box>
        </draw:frame>
        <draw:frame draw:style-name="gr25" draw:text-style-name="P24" draw:layer="layout" svg:width="3.957cm" svg:height="1.971cm" svg:x="2.192cm" svg:y="7.175cm">
          <draw:text-box>
            <text:p text:style-name="P24">Program</text:p>
            <text:p text:style-name="P24"><text:span text:style-name="T30"/></text:p>
            <text:p text:style-name="P24"><text:span text:style-name="T31">and</text:span> Inputs</text:p>
          </draw:text-box>
        </draw:frame>
        <draw:frame draw:style-name="gr25" draw:text-style-name="P24" draw:layer="layout" svg:width="3.084cm" svg:height="0.988cm" svg:x="22.216cm" svg:y="7.612cm">
          <draw:text-box>
            <text:p text:style-name="P24">Outputs</text:p>
          </draw:text-box>
        </draw:frame>
        <draw:frame draw:style-name="gr37" draw:text-style-name="P30" draw:layer="layout" svg:width="5cm" svg:height="2.708cm" svg:x="7.6cm" svg:y="11.492cm">
          <draw:text-box>
            <text:p text:style-name="P30">Hypothetical</text:p>
            <text:p text:style-name="P30">Program</text:p>
            <text:p text:style-name="P30"><text:span text:style-name="T30"/></text:p>
            <text:p text:style-name="P30"><text:span text:style-name="T31">and</text:span> Inputs</text:p>
          </draw:text-box>
        </draw:frame>
        <draw:frame draw:style-name="gr38" draw:text-style-name="P31" draw:layer="layout" svg:width="5cm" svg:height="2.4cm" svg:x="15.8cm" svg:y="12cm">
          <draw:text-box>
            <text:p text:style-name="P31">Hypothetical</text:p>
            <text:p text:style-name="P31">Outputs</text:p>
          </draw:text-box>
        </draw:frame>
        <draw:line draw:style-name="gr36" draw:text-style-name="P8" draw:layer="layout" svg:x1="13.8cm" svg:y1="19.3cm" svg:x2="19.737cm" svg:y2="19.3cm">
          <text:p/>
        </draw:line>
        <draw:line draw:style-name="gr41" draw:text-style-name="P8" draw:layer="layout" svg:x1="8.237cm" svg:y1="15.6cm" svg:x2="8.237cm" svg:y2="19.2cm">
          <text:p/>
        </draw:line>
        <draw:line draw:style-name="gr41" draw:text-style-name="P8" draw:layer="layout" svg:x1="19.737cm" svg:y1="15.6cm" svg:x2="19.737cm" svg:y2="19.2cm">
          <text:p/>
        </draw:line>
        <draw:line draw:style-name="gr26" draw:text-style-name="P8" draw:layer="layout" svg:x1="5.749cm" svg:y1="8.101cm" svg:x2="9.149cm" svg:y2="8.101cm">
          <text:p/>
        </draw:line>
        <draw:line draw:style-name="gr27" draw:text-style-name="P8" draw:layer="layout" svg:x1="9.149cm" svg:y1="8.101cm" svg:x2="18.749cm" svg:y2="8.101cm">
          <text:p/>
        </draw:line>
        <draw:line draw:style-name="gr26" draw:text-style-name="P8" draw:layer="layout" svg:x1="18.749cm" svg:y1="8.101cm" svg:x2="22.149cm" svg:y2="8.101cm">
          <text:p/>
        </draw:line>
        <draw:line draw:style-name="gr41" draw:text-style-name="P8" draw:layer="layout" svg:x1="8.237cm" svg:y1="19.3cm" svg:x2="13.8cm" svg:y2="19.3cm">
          <text:p/>
        </draw:lin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21" draw:layer="layout" svg:width="17.271cm" svg:height="12.572cm" svg:x="2.159cm" svg:y="13.271cm" presentation:class="notes">
            <draw:text-box>
              <text:p text:style-name="P21">Explain iterative broadening algorithm used macroscopically by Synthesiser.</text:p>
              <text:p text:style-name="P21"/>
              <text:p text:style-name="P21">Complete learning-by-example demonstration, showing the resulting Final Program.</text:p>
            </draw:text-box>
          </draw:frame>
        </presentation:notes>
      </draw:page>
      <draw:page draw:name="page13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xtended Architecture</text:p>
          </draw:text-box>
        </draw:frame>
        <draw:custom-shape draw:style-name="gr42" draw:text-style-name="P26" draw:layer="layout" svg:width="14.2cm" svg:height="16.257cm" svg:x="6.6cm" svg:y="4.345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2" draw:layer="layout" svg:width="11.3cm" svg:height="4cm" svg:x="8.1cm" svg:y="7.20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44" draw:text-style-name="P8" draw:layer="layout" svg:x1="5.5cm" svg:y1="12.6cm" svg:x2="8.1cm" svg:y2="12.6cm">
          <text:p/>
        </draw:line>
        <draw:line draw:style-name="gr45" draw:text-style-name="P8" draw:layer="layout" svg:x1="8.7cm" svg:y1="10.4cm" svg:x2="8.7cm" svg:y2="12cm">
          <text:p/>
        </draw:line>
        <draw:line draw:style-name="gr46" draw:text-style-name="P8" draw:layer="layout" svg:x1="11.4cm" svg:y1="10.5cm" svg:x2="11.4cm" svg:y2="12cm">
          <text:p/>
        </draw:line>
        <draw:line draw:style-name="gr27" draw:text-style-name="P8" draw:layer="layout" svg:x1="8.7cm" svg:y1="10.5cm" svg:x2="11.4cm" svg:y2="10.5cm">
          <text:p/>
        </draw:line>
        <draw:frame draw:style-name="gr47" draw:text-style-name="P33" draw:layer="layout" svg:width="5cm" svg:height="2.207cm" svg:x="0.8cm" svg:y="10.893cm">
          <draw:text-box>
            <text:p text:style-name="P32"><text:span text:style-name="T35">Initial set of examples, usually empty</text:span></text:p>
          </draw:text-box>
        </draw:frame>
        <draw:frame draw:style-name="gr48" draw:text-style-name="P34" draw:layer="layout" svg:width="3.3cm" svg:height="2.207cm" svg:x="12cm" svg:y="11.793cm">
          <draw:text-box>
            <text:p text:style-name="P34"><text:span text:style-name="T28">Hypo-</text:span></text:p>
            <text:p text:style-name="P34"><text:span text:style-name="T28">thetical Program</text:span></text:p>
          </draw:text-box>
        </draw:frame>
        <draw:line draw:style-name="gr49" draw:text-style-name="P8" draw:layer="layout" svg:x1="15.3cm" svg:y1="14.002cm" svg:x2="12cm" svg:y2="14.002cm">
          <text:p/>
        </draw:line>
        <draw:custom-shape draw:style-name="gr50" draw:text-style-name="P22" draw:layer="layout" svg:width="4.091cm" svg:height="5cm" svg:x="15.3cm" svg:y="12cm">
          <text:p text:style-name="P22"><text:span text:style-name="T21">Counter-example</text:span></text:p>
          <text:p text:style-name="P22"><text:span text:style-name="T21">Find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2" draw:layer="layout" svg:width="3.9cm" svg:height="5cm" svg:x="8.1cm" svg:y="12cm">
          <text:p text:style-name="P22"><text:span text:style-name="T21">Learn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8" draw:layer="layout" svg:x1="11.4cm" svg:y1="16.977cm" svg:x2="11.4cm" svg:y2="17.975cm">
          <text:p/>
        </draw:line>
        <draw:frame draw:style-name="gr53" draw:text-style-name="P35" draw:layer="layout" svg:width="6.9cm" svg:height="1.6cm" svg:x="6.7cm" svg:y="17.775cm">
          <draw:text-box>
            <text:p text:style-name="P35"><text:span text:style-name="T28">Iterative Broadening</text:span></text:p>
          </draw:text-box>
        </draw:frame>
        <draw:line draw:style-name="gr52" draw:text-style-name="P8" draw:layer="layout" svg:x1="8.8cm" svg:y1="17.975cm" svg:x2="11.4cm" svg:y2="17.975cm">
          <text:p/>
        </draw:line>
        <draw:line draw:style-name="gr54" draw:text-style-name="P8" draw:layer="layout" svg:x1="8.8cm" svg:y1="16.975cm" svg:x2="8.8cm" svg:y2="17.975cm">
          <text:p/>
        </draw:line>
        <draw:custom-shape draw:style-name="gr55" draw:text-style-name="P36" draw:layer="layout" svg:width="5.4cm" svg:height="5.4cm" svg:x="0.7cm" svg:y="15.201cm">
          <text:p text:style-name="P36"><text:span text:style-name="T36">⦇ </text:span><text:span text:style-name="T36">x₀ ≥ 0 ⦈</text:span></text:p>
          <text:p text:style-name="P36"><text:span text:style-name="T36"/></text:p>
          <text:p text:style-name="P36"><text:span text:style-name="T37"/></text:p>
          <text:p text:style-name="P37"><text:span text:style-name="T37">?</text:span></text:p>
          <text:p text:style-name="P36"><text:span text:style-name="T37"/></text:p>
          <text:p text:style-name="P36"><text:span text:style-name="T37"/></text:p>
          <text:p text:style-name="P36"><text:span text:style-name="T36">⦇ </text:span><text:span text:style-name="T36">y = 2^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8" draw:layer="layout" svg:width="4.6cm" svg:height="1.771cm" svg:x="1.1cm" svg:y="13.63cm">
          <draw:text-box>
            <text:p text:style-name="P38"><text:span text:style-name="T38">Functional Specificat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>
            <draw:text-box>
              <text:p>Start the condition-based learning task for the example program, and take it as far as generating the first program from the empty example set; then go to then next slide.</text:p>
            </draw:text-box>
          </draw:frame>
        </presentation:notes>
      </draw:page>
      <draw:page draw:name="page14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xtended Architecture</text:p>
          </draw:text-box>
        </draw:frame>
        <draw:custom-shape draw:style-name="gr57" draw:text-style-name="P26" draw:layer="Layout" svg:width="14.2cm" svg:height="16.257cm" svg:x="6.6cm" svg:y="4.345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2" draw:layer="Layout" svg:width="11.3cm" svg:height="4cm" svg:x="8.1cm" svg:y="7.20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44" draw:text-style-name="P8" draw:layer="layout" svg:x1="5.5cm" svg:y1="12.6cm" svg:x2="8.1cm" svg:y2="12.6cm">
          <text:p/>
        </draw:line>
        <draw:line draw:style-name="gr52" draw:text-style-name="P8" draw:layer="layout" svg:x1="11.4cm" svg:y1="17.002cm" svg:x2="11.4cm" svg:y2="18cm">
          <text:p/>
        </draw:line>
        <draw:custom-shape draw:style-name="gr59" draw:text-style-name="P36" draw:layer="Layout" svg:width="5.4cm" svg:height="5.4cm" svg:x="0.7cm" svg:y="15.2cm">
          <text:p text:style-name="P36"><text:span text:style-name="T36">⦇ </text:span><text:span text:style-name="T36">x₀ ≥ 0 ⦈</text:span></text:p>
          <text:p text:style-name="P36"><text:span text:style-name="T36"/></text:p>
          <text:p text:style-name="P36"><text:span text:style-name="T37"/></text:p>
          <text:p text:style-name="P37"><text:span text:style-name="T37">?</text:span></text:p>
          <text:p text:style-name="P36"><text:span text:style-name="T37"/></text:p>
          <text:p text:style-name="P36"><text:span text:style-name="T37"/></text:p>
          <text:p text:style-name="P36"><text:span text:style-name="T36">⦇ </text:span><text:span text:style-name="T36">y = 2^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8" draw:layer="layout" svg:width="4.6cm" svg:height="1.771cm" svg:x="1.1cm" svg:y="13.629cm">
          <draw:text-box>
            <text:p text:style-name="P38"><text:span text:style-name="T38">Functional Specification</text:span></text:p>
          </draw:text-box>
        </draw:frame>
        <draw:line draw:style-name="gr45" draw:text-style-name="P8" draw:layer="layout" svg:x1="8.7cm" svg:y1="10.4cm" svg:x2="8.7cm" svg:y2="12cm">
          <text:p/>
        </draw:line>
        <draw:line draw:style-name="gr46" draw:text-style-name="P8" draw:layer="layout" svg:x1="11.4cm" svg:y1="10.5cm" svg:x2="11.4cm" svg:y2="12cm">
          <text:p/>
        </draw:line>
        <draw:line draw:style-name="gr27" draw:text-style-name="P8" draw:layer="layout" svg:x1="8.7cm" svg:y1="10.5cm" svg:x2="11.4cm" svg:y2="10.5cm">
          <text:p/>
        </draw:line>
        <draw:frame draw:style-name="gr47" draw:text-style-name="P33" draw:layer="layout" svg:width="5cm" svg:height="2.207cm" svg:x="0.8cm" svg:y="10.893cm">
          <draw:text-box>
            <text:p text:style-name="P32"><text:span text:style-name="T35">Initial set of examples, usually empty</text:span></text:p>
          </draw:text-box>
        </draw:frame>
        <draw:frame draw:style-name="gr48" draw:text-style-name="P34" draw:layer="layout" svg:width="3.3cm" svg:height="2.207cm" svg:x="12cm" svg:y="11.793cm">
          <draw:text-box>
            <text:p text:style-name="P34"><text:span text:style-name="T28">Hypo-</text:span></text:p>
            <text:p text:style-name="P34"><text:span text:style-name="T28">thetical Program</text:span></text:p>
          </draw:text-box>
        </draw:frame>
        <draw:line draw:style-name="gr49" draw:text-style-name="P8" draw:layer="layout" svg:x1="15.3cm" svg:y1="14.002cm" svg:x2="12cm" svg:y2="14.002cm">
          <text:p/>
        </draw:line>
        <draw:line draw:style-name="gr45" draw:text-style-name="P8" draw:layer="layout" svg:x1="15.9cm" svg:y1="10.498cm" svg:x2="15.9cm" svg:y2="11.998cm">
          <text:p/>
        </draw:line>
        <draw:line draw:style-name="gr46" draw:text-style-name="P8" draw:layer="layout" svg:x1="18.8cm" svg:y1="10.498cm" svg:x2="18.8cm" svg:y2="11.998cm">
          <text:p/>
        </draw:line>
        <draw:line draw:style-name="gr27" draw:text-style-name="P8" draw:layer="layout" svg:x1="15.9cm" svg:y1="10.498cm" svg:x2="18.8cm" svg:y2="10.498cm">
          <text:p/>
        </draw:line>
        <draw:line draw:style-name="gr60" draw:text-style-name="P8" draw:layer="layout" svg:x1="15.3cm" svg:y1="16.3cm" svg:x2="12cm" svg:y2="16.3cm">
          <text:p/>
        </draw:line>
        <draw:line draw:style-name="gr61" draw:text-style-name="P8" draw:layer="layout" svg:x1="17.3cm" svg:y1="19.8cm" svg:x2="6.1cm" svg:y2="19.8cm">
          <text:p/>
        </draw:line>
        <draw:frame draw:style-name="gr53" draw:text-style-name="P35" draw:layer="layout" svg:width="6.9cm" svg:height="1.6cm" svg:x="6.7cm" svg:y="17.8cm">
          <draw:text-box>
            <text:p text:style-name="P35"><text:span text:style-name="T28">Iterative Broadening</text:span></text:p>
          </draw:text-box>
        </draw:frame>
        <draw:frame draw:style-name="gr62" draw:text-style-name="P39" draw:layer="layout" svg:width="3.3cm" svg:height="1.555cm" svg:x="12cm" svg:y="14.645cm">
          <draw:text-box>
            <text:p text:style-name="P39"><text:span text:style-name="T35">Counter-</text:span></text:p>
            <text:p text:style-name="P39"><text:span text:style-name="T35">example</text:span></text:p>
          </draw:text-box>
        </draw:frame>
        <draw:line draw:style-name="gr52" draw:text-style-name="P8" draw:layer="layout" svg:x1="8.8cm" svg:y1="18cm" svg:x2="11.4cm" svg:y2="18cm">
          <text:p/>
        </draw:line>
        <draw:line draw:style-name="gr54" draw:text-style-name="P8" draw:layer="layout" svg:x1="8.8cm" svg:y1="17cm" svg:x2="8.8cm" svg:y2="18cm">
          <text:p/>
        </draw:line>
        <draw:line draw:style-name="gr63" draw:text-style-name="P8" draw:layer="layout" svg:x1="17.3cm" svg:y1="19.8cm" svg:x2="17.3cm" svg:y2="17cm">
          <text:p/>
        </draw:line>
        <draw:custom-shape draw:style-name="gr64" draw:text-style-name="P22" draw:layer="Layout" svg:width="4.091cm" svg:height="5cm" svg:x="15.3cm" svg:y="12cm">
          <text:p text:style-name="P22"><text:span text:style-name="T21">Counter-example</text:span></text:p>
          <text:p text:style-name="P22"><text:span text:style-name="T21">Find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2" draw:layer="Layout" svg:width="3.9cm" svg:height="5cm" svg:x="8.1cm" svg:y="12cm">
          <text:p text:style-name="P22"><text:span text:style-name="T21">Learn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Show a counterexample being generated, then another iteration of a learned program and a counterexample to that program; then go to the next slide.</text:p>
            </draw:text-box>
          </draw:frame>
        </presentation:notes>
      </draw:page>
      <draw:page draw:name="page15" draw:style-name="dp1" draw:master-page-name="Default" presentation:presentation-page-layout-name="AL2T19">
        <draw:frame presentation:style-name="pr3" draw:layer="layout" svg:width="25.199cm" svg:height="3.506cm" svg:x="1.4cm" svg:y="0.837cm" presentation:class="title">
          <draw:text-box>
            <text:p>Extended Architecture</text:p>
          </draw:text-box>
        </draw:frame>
        <draw:custom-shape draw:style-name="gr57" draw:text-style-name="P26" draw:layer="Layout" svg:width="14.2cm" svg:height="16.257cm" svg:x="6.6cm" svg:y="4.345cm">
          <text:p text:style-name="P25"><text:span text:style-name="T22"/></text:p>
          <text:p text:style-name="P25"><text:span text:style-name="T22">Synthesiser</text:span><text:span text:style-name="T14"> (Haskell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22" draw:layer="Layout" svg:width="11.3cm" svg:height="4cm" svg:x="8.1cm" svg:y="7.202cm">
          <text:p text:style-name="P22"><text:span text:style-name="T21">Simulator </text:span><text:span text:style-name="T26">(ASP)</text:span></text:p>
          <draw:enhanced-geometry svg:viewBox="0 0 21600 21600" draw:type="rectangle" draw:enhanced-path="M 0 0 L 21600 0 21600 21600 0 21600 0 0 Z N"/>
        </draw:custom-shape>
        <draw:line draw:style-name="gr44" draw:text-style-name="P8" draw:layer="layout" svg:x1="5.5cm" svg:y1="12.6cm" svg:x2="8.1cm" svg:y2="12.6cm">
          <text:p/>
        </draw:line>
        <draw:line draw:style-name="gr52" draw:text-style-name="P8" draw:layer="layout" svg:x1="11.4cm" svg:y1="17.002cm" svg:x2="11.4cm" svg:y2="18cm">
          <text:p/>
        </draw:line>
        <draw:custom-shape draw:style-name="gr59" draw:text-style-name="P36" draw:layer="Layout" svg:width="5.4cm" svg:height="5.4cm" svg:x="0.7cm" svg:y="15.2cm">
          <text:p text:style-name="P36"><text:span text:style-name="T36">⦇ </text:span><text:span text:style-name="T36">x₀ ≥ 0 ⦈</text:span></text:p>
          <text:p text:style-name="P36"><text:span text:style-name="T36"/></text:p>
          <text:p text:style-name="P36"><text:span text:style-name="T37"/></text:p>
          <text:p text:style-name="P37"><text:span text:style-name="T37">?</text:span></text:p>
          <text:p text:style-name="P36"><text:span text:style-name="T37"/></text:p>
          <text:p text:style-name="P36"><text:span text:style-name="T37"/></text:p>
          <text:p text:style-name="P36"><text:span text:style-name="T36">⦇ </text:span><text:span text:style-name="T36">y = 2^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36" draw:layer="Layout" svg:width="6cm" svg:height="5.6cm" svg:x="21.4cm" svg:y="15cm">
          <text:p text:style-name="P36"><text:span text:style-name="T36">⦇ </text:span><text:span text:style-name="T36">x₀ ≥ 0 ⦈</text:span></text:p>
          <text:p text:style-name="P36"><text:span text:style-name="T37">y = 1;</text:span></text:p>
          <text:p text:style-name="P36"><text:span text:style-name="T37">while (x &gt; 0) {</text:span></text:p>
          <text:p text:style-name="P36"><text:span text:style-name="T37"><text:s text:c="3"/></text:span><text:span text:style-name="T37">y = 2 * x;</text:span></text:p>
          <text:p text:style-name="P36"><text:span text:style-name="T37"><text:s text:c="3"/></text:span><text:span text:style-name="T37">x = x - 1;</text:span></text:p>
          <text:p text:style-name="P36"><text:span text:style-name="T37">}</text:span></text:p>
          <text:p text:style-name="P36"><text:span text:style-name="T36">⦇ </text:span><text:span text:style-name="T36">y = 2 ^ x₀ ⦈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6" draw:text-style-name="P38" draw:layer="layout" svg:width="4.6cm" svg:height="1.771cm" svg:x="1.1cm" svg:y="13.629cm">
          <draw:text-box>
            <text:p text:style-name="P38"><text:span text:style-name="T38">Functional Specification</text:span></text:p>
          </draw:text-box>
        </draw:frame>
        <draw:frame draw:style-name="gr67" draw:text-style-name="P34" draw:layer="layout" svg:width="7cm" svg:height="2.371cm" svg:x="20.8cm" svg:y="12.7cm">
          <draw:text-box>
            <text:p text:style-name="P34"><text:span text:style-name="T39">Synthesised Program,</text:span></text:p>
            <text:p text:style-name="P34"><text:span text:style-name="T39">admitting no</text:span></text:p>
            <text:p text:style-name="P34"><text:span text:style-name="T39">counterexamples</text:span></text:p>
          </draw:text-box>
        </draw:frame>
        <draw:line draw:style-name="gr45" draw:text-style-name="P8" draw:layer="layout" svg:x1="8.7cm" svg:y1="10.4cm" svg:x2="8.7cm" svg:y2="12cm">
          <text:p/>
        </draw:line>
        <draw:line draw:style-name="gr46" draw:text-style-name="P8" draw:layer="layout" svg:x1="11.4cm" svg:y1="10.5cm" svg:x2="11.4cm" svg:y2="12cm">
          <text:p/>
        </draw:line>
        <draw:line draw:style-name="gr27" draw:text-style-name="P8" draw:layer="layout" svg:x1="8.7cm" svg:y1="10.5cm" svg:x2="11.4cm" svg:y2="10.5cm">
          <text:p/>
        </draw:line>
        <draw:frame draw:style-name="gr47" draw:text-style-name="P33" draw:layer="layout" svg:width="5cm" svg:height="2.207cm" svg:x="0.8cm" svg:y="10.893cm">
          <draw:text-box>
            <text:p text:style-name="P32"><text:span text:style-name="T35">Initial set of examples, usually empty</text:span></text:p>
          </draw:text-box>
        </draw:frame>
        <draw:frame draw:style-name="gr48" draw:text-style-name="P34" draw:layer="layout" svg:width="3.3cm" svg:height="2.207cm" svg:x="12cm" svg:y="11.793cm">
          <draw:text-box>
            <text:p text:style-name="P34"><text:span text:style-name="T28">Hypo-</text:span></text:p>
            <text:p text:style-name="P34"><text:span text:style-name="T28">thetical Program</text:span></text:p>
          </draw:text-box>
        </draw:frame>
        <draw:line draw:style-name="gr49" draw:text-style-name="P8" draw:layer="layout" svg:x1="15.3cm" svg:y1="14.002cm" svg:x2="12cm" svg:y2="14.002cm">
          <text:p/>
        </draw:line>
        <draw:line draw:style-name="gr45" draw:text-style-name="P8" draw:layer="layout" svg:x1="15.9cm" svg:y1="10.498cm" svg:x2="15.9cm" svg:y2="11.998cm">
          <text:p/>
        </draw:line>
        <draw:line draw:style-name="gr46" draw:text-style-name="P8" draw:layer="layout" svg:x1="18.8cm" svg:y1="10.498cm" svg:x2="18.8cm" svg:y2="11.998cm">
          <text:p/>
        </draw:line>
        <draw:line draw:style-name="gr27" draw:text-style-name="P8" draw:layer="layout" svg:x1="15.9cm" svg:y1="10.498cm" svg:x2="18.8cm" svg:y2="10.498cm">
          <text:p/>
        </draw:line>
        <draw:line draw:style-name="gr60" draw:text-style-name="P8" draw:layer="layout" svg:x1="15.3cm" svg:y1="16.3cm" svg:x2="12cm" svg:y2="16.3cm">
          <text:p/>
        </draw:line>
        <draw:line draw:style-name="gr61" draw:text-style-name="P8" draw:layer="layout" svg:x1="17.3cm" svg:y1="19.8cm" svg:x2="6.1cm" svg:y2="19.8cm">
          <text:p/>
        </draw:line>
        <draw:line draw:style-name="gr68" draw:text-style-name="P8" draw:layer="layout" svg:x1="19.391cm" svg:y1="17.8cm" svg:x2="21.7cm" svg:y2="17.8cm">
          <text:p/>
        </draw:line>
        <draw:frame draw:style-name="gr53" draw:text-style-name="P35" draw:layer="layout" svg:width="6.9cm" svg:height="1.6cm" svg:x="6.7cm" svg:y="17.8cm">
          <draw:text-box>
            <text:p text:style-name="P35"><text:span text:style-name="T28">Iterative Broadening</text:span></text:p>
          </draw:text-box>
        </draw:frame>
        <draw:frame draw:style-name="gr62" draw:text-style-name="P39" draw:layer="layout" svg:width="3.3cm" svg:height="1.555cm" svg:x="12cm" svg:y="14.645cm">
          <draw:text-box>
            <text:p text:style-name="P39"><text:span text:style-name="T35">Counter-</text:span></text:p>
            <text:p text:style-name="P39"><text:span text:style-name="T35">example</text:span></text:p>
          </draw:text-box>
        </draw:frame>
        <draw:line draw:style-name="gr52" draw:text-style-name="P8" draw:layer="layout" svg:x1="8.8cm" svg:y1="18cm" svg:x2="11.4cm" svg:y2="18cm">
          <text:p/>
        </draw:line>
        <draw:line draw:style-name="gr69" draw:text-style-name="P8" draw:layer="layout" svg:x1="19.391cm" svg:y1="15.8cm" svg:x2="21.4cm" svg:y2="15.8cm">
          <text:p/>
        </draw:line>
        <draw:line draw:style-name="gr54" draw:text-style-name="P8" draw:layer="layout" svg:x1="8.8cm" svg:y1="17cm" svg:x2="8.8cm" svg:y2="18cm">
          <text:p/>
        </draw:line>
        <draw:line draw:style-name="gr63" draw:text-style-name="P8" draw:layer="layout" svg:x1="17.3cm" svg:y1="19.8cm" svg:x2="17.3cm" svg:y2="17cm">
          <text:p/>
        </draw:line>
        <draw:custom-shape draw:style-name="gr64" draw:text-style-name="P22" draw:layer="Layout" svg:width="4.091cm" svg:height="5cm" svg:x="15.3cm" svg:y="12cm">
          <text:p text:style-name="P22"><text:span text:style-name="T21">Counter-example</text:span></text:p>
          <text:p text:style-name="P22"><text:span text:style-name="T21">Find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22" draw:layer="Layout" svg:width="3.9cm" svg:height="5cm" svg:x="8.1cm" svg:y="12cm">
          <text:p text:style-name="P22"><text:span text:style-name="T21">Learner</text:span></text:p>
          <text:p text:style-name="P22"><text:span text:style-name="T26">(ASP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>
            <draw:text-box>
              <text:p>Continue the condition-based learning example until it terminates with a program. The demo of the sample program is complete. Go to the next slide to start demonstrating other programs.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Bitstream Vera Serif" svg:font-family="'Bitstream Vera Serif'" style:font-family-generic="roman" style:font-pitch="variable"/>
    <style:font-face style:name="DejaVu Serif1" svg:font-family="'DejaVu Serif'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quare" svg:viewBox="0 0 10 10" svg:d="M0 0h10v10h-1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erif" fo:font-family="'DejaVu Serif'" style:font-style-name="Book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seph Crowe</meta:initial-creator>
    <meta:creation-date>2015-06-21T17:18:24.678218256</meta:creation-date>
    <dc:date>2015-06-22T02:47:56.490260311</dc:date>
    <dc:creator>Joseph Crowe</dc:creator>
    <meta:editing-duration>PT1H34M38S</meta:editing-duration>
    <meta:editing-cycles>8</meta:editing-cycles>
    <meta:generator>LibreOffice/4.3.6.2$Linux_X86_64 LibreOffice_project/430m0$Build-2</meta:generator>
    <meta:document-statistic meta:object-count="247"/>
  </office:meta>
</office:document-meta>
</file>